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svg:stroke-linecap="round" draw:fill="solid" draw:fill-color="#fff9ae" draw:shadow="hidden"/>
    </style:style>
    <style:style style:name="gr2" style:family="graphic" style:parent-style-name="standard">
      <style:graphic-properties draw:stroke="solid" svg:stroke-color="#000000" svg:stroke-linecap="round" draw:fill="solid" draw:fill-color="#eaeff5" draw:shadow="hidden"/>
    </style:style>
    <style:style style:name="gr3" style:family="graphic" style:parent-style-name="standard">
      <style:graphic-properties draw:stroke="none" svg:stroke-color="#000000" draw:fill="none" draw:fill-color="#ffffff" fo:min-height="0.949cm"/>
    </style:style>
    <style:style style:name="gr4" style:family="graphic" style:parent-style-name="standard">
      <style:graphic-properties draw:stroke="solid" svg:stroke-width="0.02cm" svg:stroke-color="#000000" draw:marker-start-width="0.26cm" draw:marker-end-width="0.26cm" svg:stroke-linecap="round" draw:fill="solid" draw:fill-color="#ffffff" fo:padding-top="0.135cm" fo:padding-bottom="0.135cm" fo:padding-left="0.26cm" fo:padding-right="0.26cm" draw:shadow="hidden"/>
    </style:style>
    <style:style style:name="gr5" style:family="graphic" style:parent-style-name="standard">
      <style:graphic-properties draw:stroke="solid" svg:stroke-color="#000000" svg:stroke-linecap="round" draw:fill="solid" draw:fill-color="#f2dcda" draw:shadow="hidden"/>
    </style:style>
    <style:style style:name="gr6" style:family="graphic" style:parent-style-name="objectwithoutfill">
      <style:graphic-properties svg:stroke-width="0.02cm" svg:stroke-color="#00a65d" draw:marker-start-width="0.275cm" draw:marker-end="Arrow_20_concave" draw:marker-end-width="0.375cm" draw:fill="none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svg:stroke-width="0.02cm" svg:stroke-color="#f58220" draw:marker-start-width="0.275cm" draw:marker-end="Arrow_20_concave" draw:marker-end-width="0.375cm" draw:fill="none" draw:textarea-vertical-align="middle" fo:padding-top="0.135cm" fo:padding-bottom="0.135cm" fo:padding-left="0.26cm" fo:padding-right="0.26cm"/>
    </style:style>
    <style:style style:name="gr8" style:family="graphic" style:parent-style-name="objectwithoutfill">
      <style:graphic-properties svg:stroke-width="0.02cm" svg:stroke-color="#000000" draw:marker-start-width="0.275cm" draw:marker-end="Arrow_20_concave" draw:marker-end-width="0.375cm" draw:fill="none" draw:textarea-vertical-align="middle" fo:padding-top="0.135cm" fo:padding-bottom="0.135cm" fo:padding-left="0.26cm" fo:padding-right="0.26cm"/>
    </style:style>
    <style:style style:name="gr9" style:family="graphic" style:parent-style-name="objectwithoutfill">
      <style:graphic-properties svg:stroke-width="0.02cm" svg:stroke-color="#0066b3" draw:marker-start-width="0.275cm" draw:marker-end="Arrow_20_concave" draw:marker-end-width="0.375cm" draw:fill="none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draw:stroke="dash" draw:stroke-dash="Fine_20_Dashed" svg:stroke-width="0.02cm" svg:stroke-color="#000000" draw:marker-start-width="0.26cm" draw:marker-end-width="0.26cm" svg:stroke-linecap="round" draw:fill="solid" draw:fill-color="#ffffff" fo:padding-top="0.135cm" fo:padding-bottom="0.135cm" fo:padding-left="0.26cm" fo:padding-right="0.26cm" draw:shadow="hidden"/>
    </style:style>
    <style:style style:name="gr11" style:family="graphic" style:parent-style-name="objectwithoutfill">
      <style:graphic-properties draw:stroke="dash" draw:stroke-dash="Fine_20_Dashed" svg:stroke-width="0.02cm" svg:stroke-color="#000000" draw:marker-start-width="0.275cm" draw:marker-end="Arrow_20_concave" draw:marker-end-width="0.375cm" draw:fill="none" draw:textarea-vertical-align="middle" fo:padding-top="0.135cm" fo:padding-bottom="0.135cm" fo:padding-left="0.26cm" fo:padding-right="0.26cm"/>
    </style:style>
    <style:style style:name="gr12" style:family="graphic" style:parent-style-name="objectwithoutfill">
      <style:graphic-properties draw:stroke="dash" draw:stroke-dash="_32__20_Dots_20_1_20_Dash" svg:stroke-width="0.05cm" svg:stroke-color="#ed1c24" draw:marker-start="Short_20_line_20_Arrow" draw:marker-start-width="0.355cm" draw:marker-end="Short_20_line_20_Arrow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draw:fill="solid" draw:fill-color="#eaeff5" draw:shadow="hidden"/>
    </style:style>
    <style:style style:name="gr15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6" style:family="graphic" style:parent-style-name="standard">
      <style:graphic-properties draw:stroke="none" draw:fill="none" draw:textarea-vertical-align="middle" fo:min-height="0.718cm" fo:min-width="2.54cm" fo:padding-top="0.141cm" fo:padding-bottom="0.141cm" fo:padding-left="0.141cm" fo:padding-right="0.141cm"/>
    </style:style>
    <style:style style:name="gr17" style:family="graphic" style:parent-style-name="standard">
      <style:graphic-properties draw:stroke="none" draw:fill="none" draw:textarea-vertical-align="top" fo:min-height="3.218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solid" draw:fill-color="#ffff99" draw:shadow="hidden"/>
    </style:style>
    <style:style style:name="gr19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solid" draw:fill-color="#f2dcda" draw:shadow="hidden"/>
    </style:style>
    <style:style style:name="gr21" style:family="graphic" style:parent-style-name="standard">
      <style:graphic-properties draw:stroke="solid" svg:stroke-width="0.008cm" svg:stroke-color="#000000" draw:marker-start="Marker_5f_0" draw:marker-start-width="0.276cm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2" style:family="graphic" style:parent-style-name="standard">
      <style:graphic-properties draw:stroke="dash" draw:stroke-dash="Dash_5f_0" svg:stroke-width="0.008cm" svg:stroke-color="#ff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3" style:family="graphic" style:parent-style-name="standard">
      <style:graphic-properties draw:stroke="none" draw:fill="none" draw:textarea-vertical-align="middle" fo:min-height="0.509cm" fo:min-width="2.54cm" fo:padding-top="0.141cm" fo:padding-bottom="0.141cm" fo:padding-left="0.141cm" fo:padding-right="0.141cm"/>
    </style:style>
    <style:style style:name="gr24" style:family="graphic" style:parent-style-name="standard">
      <style:graphic-properties draw:stroke="none" draw:fill="solid" draw:fill-color="#ffffff" draw:shadow="hidden"/>
    </style:style>
    <style:style style:name="gr25" style:family="graphic" style:parent-style-name="standard">
      <style:graphic-properties draw:stroke="none" draw:fill="none" draw:textarea-vertical-align="middle" fo:min-height="0.847cm" fo:min-width="2.54cm" fo:padding-top="0.141cm" fo:padding-bottom="0.141cm" fo:padding-left="0.212cm" fo:padding-right="0.212cm"/>
    </style:style>
    <style:style style:name="gr26" style:family="graphic" style:parent-style-name="standard">
      <style:graphic-properties draw:stroke="none" draw:fill="none" draw:textarea-vertical-align="middle" fo:min-height="1.27cm" fo:min-width="2.54cm" fo:padding-top="0.141cm" fo:padding-bottom="0.141cm" fo:padding-left="0.212cm" fo:padding-right="0.212cm"/>
    </style:style>
    <style:style style:name="gr27" style:family="graphic" style:parent-style-name="standard">
      <style:graphic-properties draw:stroke="none" draw:fill="none" draw:textarea-vertical-align="middle" fo:min-height="1.276cm" fo:min-width="2.54cm" fo:padding-top="0.141cm" fo:padding-bottom="0.141cm" fo:padding-left="0.141cm" fo:padding-right="0.141cm"/>
    </style:style>
    <style:style style:name="gr28" style:family="graphic" style:parent-style-name="standard">
      <style:graphic-properties draw:stroke="none" draw:fill="none" draw:textarea-vertical-align="top" fo:min-height="1.918cm" fo:min-width="2.54cm" fo:padding-top="0.141cm" fo:padding-bottom="0.141cm" fo:padding-left="0.141cm" fo:padding-right="0.141cm"/>
    </style:style>
    <style:style style:name="gr29" style:family="graphic" style:parent-style-name="standard">
      <style:graphic-properties draw:stroke="none" draw:fill="none" draw:textarea-vertical-align="middle" fo:min-height="1.525cm" fo:min-width="2.54cm" fo:padding-top="0.141cm" fo:padding-bottom="0.141cm" fo:padding-left="0.141cm" fo:padding-right="0.141cm"/>
    </style:style>
    <style:style style:name="gr30" style:family="graphic" style:parent-style-name="standard">
      <style:graphic-properties draw:stroke="solid" svg:stroke-width="0.008cm" svg:stroke-color="#000000" draw:marker-start="Marker_5f_0" draw:marker-start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1" style:family="graphic" style:parent-style-name="standard">
      <style:graphic-properties draw:stroke="none" draw:fill="none" draw:textarea-vertical-align="middle" fo:min-height="0.422cm" fo:min-width="2.54cm" fo:padding-top="0.141cm" fo:padding-bottom="0.141cm" fo:padding-left="0.141cm" fo:padding-right="0.141cm"/>
    </style:style>
    <style:style style:name="gr32" style:family="graphic" style:parent-style-name="standard">
      <style:graphic-properties draw:stroke="none" draw:fill="none" draw:textarea-vertical-align="middle" fo:min-height="1.718cm" fo:min-width="2.54cm" fo:padding-top="0.141cm" fo:padding-bottom="0.141cm" fo:padding-left="0.141cm" fo:padding-right="0.141cm"/>
    </style:style>
    <style:style style:name="gr33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4" style:family="graphic" style:parent-style-name="standard">
      <style:graphic-properties draw:stroke="none" draw:fill="none" draw:textarea-vertical-align="top" fo:min-height="1.218cm" fo:min-width="2.54cm" fo:padding-top="0.141cm" fo:padding-bottom="0.141cm" fo:padding-left="0.141cm" fo:padding-right="0.141cm"/>
    </style:style>
    <style:style style:name="gr35" style:family="graphic" style:parent-style-name="standard">
      <style:graphic-properties draw:stroke="none" draw:fill="none" draw:textarea-vertical-align="middle" fo:min-height="1.396cm" fo:min-width="2.54cm" fo:padding-top="0.141cm" fo:padding-bottom="0.141cm" fo:padding-left="0.141cm" fo:padding-right="0.141cm"/>
    </style:style>
    <style:style style:name="gr36" style:family="graphic" style:parent-style-name="standard">
      <style:graphic-properties draw:stroke="none" draw:fill="none" draw:textarea-vertical-align="middle" fo:min-height="1.483cm" fo:min-width="2.54cm" fo:padding-top="0.141cm" fo:padding-bottom="0.141cm" fo:padding-left="0.141cm" fo:padding-right="0.141cm"/>
    </style:style>
    <style:style style:name="gr37" style:family="graphic" style:parent-style-name="standard">
      <style:graphic-properties draw:stroke="none" draw:fill="none" draw:textarea-vertical-align="top" fo:min-height="0.422cm" fo:min-width="2.54cm" fo:padding-top="0.141cm" fo:padding-bottom="0.141cm" fo:padding-left="0.141cm" fo:padding-right="0.141cm"/>
    </style:style>
    <style:style style:name="gr38" style:family="graphic" style:parent-style-name="standard">
      <style:graphic-properties draw:stroke="none" draw:fill="solid" draw:fill-color="#33cc33" draw:shadow="hidden"/>
    </style:style>
    <style:style style:name="gr39" style:family="graphic" style:parent-style-name="standard">
      <style:graphic-properties draw:stroke="none" draw:fill="solid" draw:fill-color="#0000ff" draw:shadow="hidden"/>
    </style:style>
    <style:style style:name="gr40" style:family="graphic" style:parent-style-name="standard">
      <style:graphic-properties draw:stroke="none" draw:fill="solid" draw:fill-color="#ff0000" draw:shadow="hidden"/>
    </style:style>
    <style:style style:name="gr41" style:family="graphic" style:parent-style-name="standard">
      <style:graphic-properties draw:stroke="solid" svg:stroke-width="0.08cm" svg:stroke-color="#ff0000" svg:stroke-opacity="100%" draw:stroke-linejoin="round" svg:stroke-linecap="round" draw:fill="none" fo:padding-top="0.165cm" fo:padding-bottom="0.165cm" fo:padding-left="0.29cm" fo:padding-right="0.29cm" draw:shadow="hidden"/>
    </style:style>
    <style:style style:name="gr42" style:family="graphic" style:parent-style-name="standard">
      <style:graphic-properties draw:stroke="solid" svg:stroke-width="0.08cm" svg:stroke-color="#0066ff" svg:stroke-opacity="100%" draw:stroke-linejoin="round" svg:stroke-linecap="round" draw:fill="none" fo:padding-top="0.165cm" fo:padding-bottom="0.165cm" fo:padding-left="0.29cm" fo:padding-right="0.29cm" draw:shadow="hidden"/>
    </style:style>
    <style:style style:name="gr43" style:family="graphic" style:parent-style-name="standard">
      <style:graphic-properties draw:stroke="solid" svg:stroke-width="0.08cm" svg:stroke-color="#33cc33" svg:stroke-opacity="100%" draw:stroke-linejoin="round" svg:stroke-linecap="round" draw:fill="none" fo:padding-top="0.165cm" fo:padding-bottom="0.165cm" fo:padding-left="0.29cm" fo:padding-right="0.29cm" draw:shadow="hidden"/>
    </style:style>
    <style:style style:name="gr44" style:family="graphic" style:parent-style-name="standard">
      <style:graphic-properties draw:stroke="dash" draw:stroke-dash="Dash_5f_0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45" style:family="graphic" style:parent-style-name="standard">
      <style:graphic-properties draw:stroke="none" draw:fill="none" draw:textarea-vertical-align="top" fo:min-height="0.718cm" fo:min-width="2.54cm" fo:padding-top="0.141cm" fo:padding-bottom="0.141cm" fo:padding-left="0.141cm" fo:padding-right="0.14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9ae"/>
      <style:paragraph-properties fo:text-align="center"/>
    </style:style>
    <style:style style:name="P3" style:family="paragraph">
      <loext:graphic-properties draw:fill="solid" draw:fill-color="#eaeff5"/>
      <style:paragraph-properties fo:text-align="center"/>
    </style:style>
    <style:style style:name="P4" style:family="paragraph">
      <loext:graphic-properties draw:fill="none" draw:fill-color="#ffffff"/>
      <style:text-properties fo:color="#00a65d" fo:font-size="12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color="#f58220" fo:font-size="12pt" style:font-size-asian="18pt" style:font-size-complex="18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f2dcda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fo:color="#0066b3" fo:font-size="12pt" style:font-size-asian="18pt" style:font-size-complex="18pt"/>
    </style:style>
    <style:style style:name="P12" style:family="paragraph">
      <loext:graphic-properties draw:fill="none" draw:fill-color="#ffffff"/>
      <style:text-properties fo:color="#ed1c24" fo:font-size="12pt" style:font-size-asian="18pt" style:font-size-complex="18pt"/>
    </style:style>
    <style:style style:name="P13" style:family="paragraph">
      <loext:graphic-properties draw:fill="solid" draw:fill-color="#eaeff5"/>
    </style:style>
    <style:style style:name="P14" style:family="paragraph">
      <loext:graphic-properties draw:fill="none"/>
    </style:style>
    <style:style style:name="P15" style:family="paragraph">
      <style:paragraph-properties fo:margin-left="0cm" fo:margin-right="0cm" fo:margin-top="0cm" fo:margin-bottom="0cm" fo:line-height="120%" fo:text-align="center" fo:text-indent="0cm"/>
    </style:style>
    <style:style style:name="P16" style:family="paragraph">
      <style:paragraph-properties fo:margin-left="0cm" fo:margin-right="0cm" fo:margin-top="0cm" fo:margin-bottom="0cm" fo:line-height="120%" fo:text-align="start" fo:text-indent="0cm"/>
    </style:style>
    <style:style style:name="P17" style:family="paragraph">
      <loext:graphic-properties draw:fill="solid" draw:fill-color="#ffff99"/>
    </style:style>
    <style:style style:name="P18" style:family="paragraph">
      <loext:graphic-properties draw:fill="solid" draw:fill-color="#f2dcda"/>
    </style:style>
    <style:style style:name="P19" style:family="paragraph">
      <loext:graphic-properties draw:fill="solid" draw:fill-color="#ffffff"/>
    </style:style>
    <style:style style:name="P20" style:family="paragraph">
      <style:paragraph-properties fo:margin-left="0cm" fo:margin-right="0cm" fo:margin-top="0cm" fo:margin-bottom="0cm" fo:line-height="120%" fo:text-align="end" fo:text-indent="0cm"/>
    </style:style>
    <style:style style:name="P21" style:family="paragraph">
      <loext:graphic-properties draw:fill="solid" draw:fill-color="#33cc33"/>
    </style:style>
    <style:style style:name="P22" style:family="paragraph">
      <loext:graphic-properties draw:fill="solid" draw:fill-color="#0000ff"/>
    </style:style>
    <style:style style:name="P23" style:family="paragraph">
      <loext:graphic-properties draw:fill="solid" draw:fill-color="#ff0000"/>
    </style:style>
    <style:style style:name="T1" style:family="text">
      <style:text-properties fo:color="#000000" style:font-name="Calibri1" fo:font-size="12pt" fo:language="en" fo:country="US" fo:font-weight="bold" style:font-name-asian="Calibri1" style:font-size-asian="12pt" style:font-weight-asian="bold" style:font-name-complex="Calibri1" style:font-size-complex="12pt" style:font-weight-complex="bold"/>
    </style:style>
    <style:style style:name="T2" style:family="text">
      <style:text-properties fo:color="#00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3" style:family="text">
      <style:text-properties fo:color="#00a65d" fo:font-size="12pt" fo:language="en" fo:country="US" style:font-size-asian="18pt" style:font-size-complex="18pt"/>
    </style:style>
    <style:style style:name="T4" style:family="text">
      <style:text-properties fo:color="#00a65d" fo:font-size="12pt" style:font-size-asian="18pt" style:font-size-complex="18pt"/>
    </style:style>
    <style:style style:name="T5" style:family="text">
      <style:text-properties fo:color="#f58220" fo:font-size="12pt" style:font-size-asian="18pt" style:font-size-complex="18pt"/>
    </style:style>
    <style:style style:name="T6" style:family="text">
      <style:text-properties fo:color="#000000" style:font-name="Calibri1" fo:font-size="12pt" fo:language="en" fo:country="US" fo:font-weight="normal" style:font-name-asian="Calibri1" style:font-size-asian="12pt" style:font-weight-asian="bold" style:font-name-complex="Calibri1" style:font-size-complex="12pt" style:font-weight-complex="bold"/>
    </style:style>
    <style:style style:name="T7" style:family="text">
      <style:text-properties fo:color="#0066b3" fo:font-size="12pt" style:font-size-asian="18pt" style:font-size-complex="18pt"/>
    </style:style>
    <style:style style:name="T8" style:family="text">
      <style:text-properties fo:color="#000000" style:font-name="Calibri1" fo:font-size="12pt" fo:font-weight="normal" style:font-name-asian="Calibri1" style:font-size-asian="12pt" style:font-weight-asian="bold" style:font-name-complex="Calibri1" style:font-size-complex="12pt" style:font-weight-complex="bold"/>
    </style:style>
    <style:style style:name="T9" style:family="text">
      <style:text-properties fo:color="#ed1c24" fo:font-size="12pt" fo:language="en" fo:country="US" style:font-size-asian="18pt" style:font-size-complex="18pt"/>
    </style:style>
    <style:style style:name="T10" style:family="text">
      <style:text-properties fo:color="#ff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11" style:family="text">
      <style:text-properties fo:color="#000000" style:font-name="Calibri1" fo:font-size="10pt" style:font-name-asian="Calibri1" style:font-size-asian="10pt" style:font-name-complex="Calibri1" style:font-size-complex="10pt"/>
    </style:style>
    <style:style style:name="T12" style:family="text">
      <style:text-properties fo:color="#000000" style:font-name="Calibri1" fo:font-size="30pt" style:font-name-asian="Calibri1" style:font-size-asian="30pt" style:font-name-complex="Calibri1" style:font-size-complex="30pt"/>
    </style:style>
    <style:style style:name="T13" style:family="text">
      <style:text-properties fo:color="#000000" style:font-name="Calibri1" fo:font-size="24pt" style:font-name-asian="Calibri1" style:font-size-asian="24pt" style:font-name-complex="Calibri1" style:font-size-complex="24pt"/>
    </style:style>
    <style:style style:name="T14" style:family="text">
      <style:text-properties fo:color="#000000" style:font-name="Calibri1" fo:font-size="11pt" style:font-name-asian="Calibri1" style:font-size-asian="11pt" style:font-name-complex="Calibri1" style:font-size-complex="11pt"/>
    </style:style>
    <style:style style:name="T15" style:family="text"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T16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17" style:family="text">
      <style:text-properties fo:color="#000000"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T18" style:family="text">
      <style:text-properties fo:color="#000000" style:font-name="Calibri1" fo:font-size="10pt" fo:font-style="italic" style:font-name-asian="Calibri1" style:font-size-asian="10pt" style:font-style-asian="italic" style:font-name-complex="Calibri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Global Arch" draw:style-name="dp1" draw:master-page-name="PM0">
        <draw:g>
          <draw:g xml:id="id1" draw:id="id1">
            <draw:path draw:style-name="gr1" draw:text-style-name="P2" draw:layer="layout" svg:width="2.499cm" svg:height="0.999cm" svg:x="2.25cm" svg:y="1.745cm" svg:viewBox="0 0 2500 1000" svg:d="M149 1000h2201c100 0 150-66 150-200v-601c0-133-50-199-150-199h-2201c-99 0-149 66-149 199v601c0 134 50 200 149 200z">
              <text:p text:style-name="P1"><text:span text:style-name="T1">Local</text:span></text:p>
              <text:p text:style-name="P1"><text:span text:style-name="T2">Service</text:span></text:p>
            </draw:path>
          </draw:g>
          <draw:g>
            <draw:path draw:style-name="gr2" draw:text-style-name="P3" draw:layer="layout" svg:width="4.499cm" svg:height="0.749cm" svg:x="0.25cm" svg:y="4cm" svg:viewBox="0 0 4500 750" svg:d="M269 750h3961c180 0 270-49 270-150v-451c0-99-90-149-270-149h-3961c-179 0-269 50-269 149v451c0 101 90 150 269 150z">
              <text:p text:style-name="P1"><text:span text:style-name="T2">Keyple </text:span><text:span text:style-name="T1">Core</text:span></text:p>
            </draw:path>
          </draw:g>
          <draw:frame draw:style-name="gr3" draw:text-style-name="P4" draw:layer="layout" svg:width="2cm" svg:height="1.199cm" svg:x="0.75cm" svg:y="2.796cm">
            <draw:text-box>
              <text:p><text:span text:style-name="T3">Service</text:span></text:p>
              <text:p><text:span text:style-name="T4">API</text:span></text:p>
            </draw:text-box>
          </draw:frame>
          <draw:frame draw:style-name="gr3" draw:text-style-name="P6" draw:layer="layout" svg:width="1.775cm" svg:height="1.199cm" svg:x="0.775cm" svg:y="4.725cm">
            <draw:text-box>
              <text:p text:style-name="P5"><text:span text:style-name="T5">Plugin</text:span></text:p>
              <text:p text:style-name="P5"><text:span text:style-name="T5">API</text:span></text:p>
            </draw:text-box>
          </draw:frame>
          <draw:g>
            <draw:path draw:style-name="gr1" draw:text-style-name="P2" draw:layer="layout" svg:width="4.499cm" svg:height="0.749cm" svg:x="0.25cm" svg:y="6.25cm" svg:viewBox="0 0 4500 750" svg:d="M269 750h3961c180 0 270-49 270-150v-451c0-99-90-149-270-149h-3961c-179 0-269 50-269 149v451c0 101 90 150 269 150z">
              <text:p text:style-name="P1"><text:span text:style-name="T2">Local Plugin</text:span></text:p>
            </draw:path>
          </draw:g>
          <draw:g>
            <draw:path draw:style-name="gr4" draw:text-style-name="P7" draw:layer="layout" svg:width="4.499cm" svg:height="0.749cm" svg:x="0.25cm" svg:y="8.25cm" svg:viewBox="0 0 4500 750" svg:d="M269 750h3961c180 0 270-49 270-150v-451c0-99-90-149-270-149h-3961c-179 0-269 50-269 149v451c0 101 90 150 269 150z">
              <text:p text:style-name="P1"><text:span text:style-name="T2">Smart Card </text:span><text:span text:style-name="T1">Reader</text:span></text:p>
            </draw:path>
          </draw:g>
          <draw:g>
            <draw:path draw:style-name="gr5" draw:text-style-name="P8" draw:layer="layout" svg:width="4.499cm" svg:height="0.999cm" svg:x="0.25cm" svg:y="0.245cm" svg:viewBox="0 0 4500 1000" svg:d="M269 1000h3961c180 0 270-66 270-200v-601c0-133-90-199-270-199h-3961c-179 0-269 66-269 199v601c0 134 90 200 269 200z">
              <text:p text:style-name="P1"><text:span text:style-name="T1">Driven </text:span><text:span text:style-name="T2">Application</text:span></text:p>
              <text:p text:style-name="P1"><text:span text:style-name="T6"/></text:p>
            </draw:path>
          </draw:g>
          <draw:line draw:style-name="gr6" draw:text-style-name="P9" draw:layer="layout" svg:x1="0.75cm" svg:y1="4cm" svg:x2="0.75cm" svg:y2="1.245cm">
            <text:p/>
          </draw:line>
          <draw:line draw:style-name="gr7" draw:text-style-name="P9" draw:layer="layout" svg:x1="2.5cm" svg:y1="4.75cm" svg:x2="2.5cm" svg:y2="6.25cm">
            <text:p/>
          </draw:line>
          <draw:line draw:style-name="gr8" draw:text-style-name="P9" draw:layer="layout" svg:x1="2.5cm" svg:y1="8.25cm" svg:x2="2.5cm" svg:y2="7cm">
            <text:p/>
          </draw:line>
          <draw:frame draw:style-name="gr3" draw:text-style-name="P11" draw:layer="layout" svg:width="1.45cm" svg:height="1.199cm" svg:x="2.55cm" svg:y="2.796cm">
            <draw:text-box>
              <text:p text:style-name="P10"><text:span text:style-name="T7">Card</text:span></text:p>
              <text:p text:style-name="P10"><text:span text:style-name="T7">API</text:span></text:p>
            </draw:text-box>
          </draw:frame>
          <draw:line draw:style-name="gr9" draw:text-style-name="P9" draw:layer="layout" svg:x1="4cm" svg:y1="4cm" svg:x2="4cm" svg:y2="2.745cm">
            <text:p/>
          </draw:line>
          <draw:g>
            <draw:path draw:style-name="gr2" draw:text-style-name="P3" draw:layer="layout" svg:width="4.499cm" svg:height="0.749cm" svg:x="7.75cm" svg:y="4cm" svg:viewBox="0 0 4500 750" svg:d="M269 750h3961c180 0 270-49 270-150v-451c0-99-90-149-270-149h-3961c-179 0-269 50-269 149v451c0 101 90 150 269 150z">
              <text:p text:style-name="P1"><text:span text:style-name="T2">Keyple </text:span><text:span text:style-name="T1">Core</text:span></text:p>
            </draw:path>
          </draw:g>
          <draw:frame draw:style-name="gr3" draw:text-style-name="P4" draw:layer="layout" svg:width="2cm" svg:height="1.199cm" svg:x="8.25cm" svg:y="2.796cm">
            <draw:text-box>
              <text:p><text:span text:style-name="T3">Service</text:span></text:p>
              <text:p><text:span text:style-name="T4">API</text:span></text:p>
            </draw:text-box>
          </draw:frame>
          <draw:frame draw:style-name="gr3" draw:text-style-name="P6" draw:layer="layout" svg:width="1.775cm" svg:height="1.199cm" svg:x="8.275cm" svg:y="4.725cm">
            <draw:text-box>
              <text:p text:style-name="P5"><text:span text:style-name="T5">Plugin</text:span></text:p>
              <text:p text:style-name="P5"><text:span text:style-name="T5">API</text:span></text:p>
            </draw:text-box>
          </draw:frame>
          <draw:g xml:id="id2" draw:id="id2">
            <draw:path draw:style-name="gr1" draw:text-style-name="P2" draw:layer="layout" svg:width="4.499cm" svg:height="0.749cm" svg:x="7.75cm" svg:y="6.25cm" svg:viewBox="0 0 4500 750" svg:d="M269 750h3961c180 0 270-49 270-150v-451c0-99-90-149-270-149h-3961c-179 0-269 50-269 149v451c0 101 90 150 269 150z">
              <text:p text:style-name="P1"><text:span text:style-name="T1">Remote</text:span><text:span text:style-name="T2"> Plugin</text:span></text:p>
            </draw:path>
          </draw:g>
          <draw:g>
            <draw:path draw:style-name="gr10" draw:text-style-name="P7" draw:layer="layout" svg:width="4.499cm" svg:height="0.749cm" svg:x="7.75cm" svg:y="8.25cm" svg:viewBox="0 0 4500 750" svg:d="M269 750h3961c180 0 270-49 270-150v-451c0-99-90-149-270-149h-3961c-179 0-269 50-269 149v451c0 101 90 150 269 150z">
              <text:p text:style-name="P1"><text:span text:style-name="T1">Remote</text:span><text:span text:style-name="T2"> </text:span><text:span text:style-name="T1">Reader</text:span></text:p>
            </draw:path>
          </draw:g>
          <draw:g>
            <draw:path draw:style-name="gr5" draw:text-style-name="P8" draw:layer="layout" svg:width="4.499cm" svg:height="0.999cm" svg:x="7.75cm" svg:y="0.245cm" svg:viewBox="0 0 4500 1000" svg:d="M269 1000h3961c180 0 270-66 270-200v-601c0-133-90-199-270-199h-3961c-179 0-269 66-269 199v601c0 134 90 200 269 200z">
              <text:p text:style-name="P1"><text:span text:style-name="T1">Master </text:span><text:span text:style-name="T2">Application</text:span></text:p>
              <text:p text:style-name="P1"><text:span text:style-name="T6">with</text:span><text:span text:style-name="T8"> business logic</text:span></text:p>
            </draw:path>
          </draw:g>
          <draw:line draw:style-name="gr6" draw:text-style-name="P9" draw:layer="layout" svg:x1="8.25cm" svg:y1="4cm" svg:x2="8.25cm" svg:y2="1.245cm">
            <text:p/>
          </draw:line>
          <draw:line draw:style-name="gr7" draw:text-style-name="P9" draw:layer="layout" svg:x1="10cm" svg:y1="4.75cm" svg:x2="10cm" svg:y2="6.25cm">
            <text:p/>
          </draw:line>
          <draw:line draw:style-name="gr11" draw:text-style-name="P9" draw:layer="layout" svg:x1="10cm" svg:y1="8.25cm" svg:x2="10cm" svg:y2="7cm">
            <text:p/>
          </draw:line>
          <draw:frame draw:style-name="gr3" draw:text-style-name="P11" draw:layer="layout" svg:width="2.375cm" svg:height="1.199cm" svg:x="9.125cm" svg:y="1.245cm">
            <draw:text-box>
              <text:p text:style-name="P10"><text:span text:style-name="T7">Solution /</text:span></text:p>
              <text:p text:style-name="P10"><text:span text:style-name="T7">Card API</text:span></text:p>
            </draw:text-box>
          </draw:frame>
          <draw:line draw:style-name="gr9" draw:text-style-name="P9" draw:layer="layout" svg:x1="11.5cm" svg:y1="4cm" svg:x2="11.5cm" svg:y2="1.245cm">
            <text:p/>
          </draw:line>
          <draw:connector draw:style-name="gr12" draw:text-style-name="P9" draw:layer="layout" draw:type="curve" svg:x1="4.75cm" svg:y1="2.245cm" svg:x2="7.75cm" svg:y2="6.625cm" draw:start-shape="id1" draw:start-glue-point="1" draw:end-shape="id2" draw:end-glue-point="3" svg:d="M4750 2245c2250 0 750 4380 3000 4380" svg:viewBox="0 0 3001 4381">
            <text:p/>
          </draw:connector>
          <draw:frame draw:style-name="gr3" draw:text-style-name="P12" draw:layer="layout" svg:width="2.325cm" svg:height="1.199cm" svg:x="6.2cm" svg:y="6.87cm">
            <draw:text-box>
              <text:p><text:span text:style-name="T9">Network bridge</text:span></text:p>
            </draw:text-box>
          </draw:frame>
          <draw:line draw:style-name="gr13" draw:text-style-name="P9" draw:layer="layout" svg:x1="6.25cm" svg:y1="0.245cm" svg:x2="6.25cm" svg:y2="8.995cm">
            <text:p/>
          </draw:line>
        </draw:g>
      </draw:page>
      <draw:page draw:name="Page 3" draw:style-name="dp1" draw:master-page-name="PM1">
        <draw:g>
          <draw:g>
            <draw:path draw:style-name="gr14" draw:text-style-name="P13" draw:layer="layout" svg:width="5cm" svg:height="1cm" svg:x="5cm" svg:y="18.2cm" svg:viewBox="0 0 5001 1001" svg:d="M300 1001h4401c200 0 300-100 300-301v-400c0-200-100-300-300-300h-4401c-200 0-300 100-300 300v400c0 201 100 301 300 301z">
              <text:p/>
            </draw:path>
            <draw:path draw:style-name="gr15" draw:text-style-name="P14" draw:layer="layout" svg:width="5cm" svg:height="1cm" svg:x="5cm" svg:y="18.2cm" svg:viewBox="0 0 5001 1001" svg:d="M300 1001h4401c200 0 300-100 300-301v-400c0-200-100-300-300-300h-4401c-200 0-300 100-300 300v400c0 201 100 301 300 301z">
              <text:p/>
            </draw:path>
          </draw:g>
          <draw:frame draw:style-name="gr16" draw:text-style-name="P14" draw:layer="layout" svg:width="5cm" svg:height="1cm" svg:x="5cm" svg:y="18.2cm">
            <draw:text-box>
              <text:p text:style-name="P15"><text:span text:style-name="T2">SE Proxy API</text:span></text:p>
            </draw:text-box>
          </draw:frame>
        </draw:g>
        <draw:g>
          <draw:g>
            <draw:path draw:style-name="gr14" draw:text-style-name="P13" draw:layer="layout" svg:width="11cm" svg:height="3.5cm" svg:x="2cm" svg:y="13.7cm" svg:viewBox="0 0 11001 3501" svg:d="M300 3501h10401c200 0 300-100 300-300v-2902c0-199-100-299-300-299h-10401c-200 0-300 100-300 299v2902c0 200 100 300 300 300z">
              <text:p/>
            </draw:path>
            <draw:path draw:style-name="gr15" draw:text-style-name="P14" draw:layer="layout" svg:width="11cm" svg:height="3.5cm" svg:x="2cm" svg:y="13.7cm" svg:viewBox="0 0 11001 3501" svg:d="M300 3501h10401c200 0 300-100 300-300v-2902c0-199-100-299-300-299h-10401c-200 0-300 100-300 299v2902c0 200 100 300 300 300z">
              <text:p/>
            </draw:path>
          </draw:g>
          <draw:frame draw:style-name="gr17" draw:text-style-name="P14" draw:layer="layout" svg:width="11cm" svg:height="3.5cm" svg:x="2cm" svg:y="13.7cm">
            <draw:text-box>
              <text:p text:style-name="P16"><text:span text:style-name="T2">Calypso processing APIs</text:span></text:p>
            </draw:text-box>
          </draw:frame>
        </draw:g>
        <draw:g>
          <draw:g>
            <draw:path draw:style-name="gr18" draw:text-style-name="P17" draw:layer="layout" svg:width="5cm" svg:height="1.5cm" svg:x="5cm" svg:y="20.2cm" svg:viewBox="0 0 5001 1501" svg:d="M300 1501h4401c200 0 300-100 300-299v-902c0-200-100-300-300-300h-4401c-200 0-300 100-300 300v902c0 199 100 299 300 299z">
              <text:p/>
            </draw:path>
            <draw:path draw:style-name="gr15" draw:text-style-name="P14" draw:layer="layout" svg:width="5cm" svg:height="1.5cm" svg:x="5cm" svg:y="20.2cm" svg:viewBox="0 0 5001 1501" svg:d="M300 1501h4401c200 0 300-100 300-299v-902c0-200-100-300-300-300h-4401c-200 0-300 100-300 300v902c0 199 100 299 300 299z">
              <text:p/>
            </draw:path>
          </draw:g>
          <draw:frame draw:style-name="gr19" draw:text-style-name="P14" draw:layer="layout" svg:width="5cm" svg:height="1.5cm" svg:x="5cm" svg:y="20.2cm">
            <draw:text-box>
              <text:p text:style-name="P15"><text:span text:style-name="T2">SE Reader Plugin</text:span></text:p>
            </draw:text-box>
          </draw:frame>
        </draw:g>
        <draw:g>
          <draw:g>
            <draw:path draw:style-name="gr18" draw:text-style-name="P17" draw:layer="layout" svg:width="5cm" svg:height="1.5cm" svg:x="5cm" svg:y="22.7cm" svg:viewBox="0 0 5001 1501" svg:d="M300 1501h4401c200 0 300-100 300-300v-902c0-199-100-299-300-299h-4401c-200 0-300 100-300 299v902c0 200 100 300 300 300z">
              <text:p/>
            </draw:path>
            <draw:path draw:style-name="gr15" draw:text-style-name="P14" draw:layer="layout" svg:width="5cm" svg:height="1.5cm" svg:x="5cm" svg:y="22.7cm" svg:viewBox="0 0 5001 1501" svg:d="M300 1501h4401c200 0 300-100 300-300v-902c0-199-100-299-300-299h-4401c-200 0-300 100-300 299v902c0 200 100 300 300 300z">
              <text:p/>
            </draw:path>
          </draw:g>
          <draw:frame draw:style-name="gr19" draw:text-style-name="P14" draw:layer="layout" svg:width="5cm" svg:height="1.5cm" svg:x="5cm" svg:y="22.7cm">
            <draw:text-box>
              <text:p text:style-name="P15"><text:span text:style-name="T2">SE Reader Driver</text:span></text:p>
            </draw:text-box>
          </draw:frame>
        </draw:g>
        <draw:g>
          <draw:g>
            <draw:path draw:style-name="gr20" draw:text-style-name="P18" draw:layer="layout" svg:width="5cm" svg:height="1.5cm" svg:x="5cm" svg:y="11.2cm" svg:viewBox="0 0 5001 1501" svg:d="M300 1501h4401c200 0 300-100 300-300v-902c0-199-100-299-300-299h-4401c-200 0-300 100-300 299v902c0 200 100 300 300 300z">
              <text:p/>
            </draw:path>
            <draw:path draw:style-name="gr15" draw:text-style-name="P14" draw:layer="layout" svg:width="5cm" svg:height="1.5cm" svg:x="5cm" svg:y="11.2cm" svg:viewBox="0 0 5001 1501" svg:d="M300 1501h4401c200 0 300-100 300-300v-902c0-199-100-299-300-299h-4401c-200 0-300 100-300 299v902c0 200 100 300 300 300z">
              <text:p/>
            </draw:path>
          </draw:g>
          <draw:frame draw:style-name="gr19" draw:text-style-name="P14" draw:layer="layout" svg:width="5cm" svg:height="1.5cm" svg:x="5cm" svg:y="11.2cm">
            <draw:text-box>
              <text:p text:style-name="P15"><text:span text:style-name="T2">Ticketing Application</text:span></text:p>
            </draw:text-box>
          </draw:frame>
        </draw:g>
        <draw:line draw:style-name="gr21" draw:text-style-name="P14" draw:layer="layout" svg:x1="7.5cm" svg:y1="17.2cm" svg:x2="7.5cm" svg:y2="18.199cm">
          <text:p/>
        </draw:line>
        <draw:line draw:style-name="gr21" draw:text-style-name="P14" draw:layer="layout" svg:x1="7.5cm" svg:y1="19.2cm" svg:x2="7.5cm" svg:y2="20.2cm">
          <text:p/>
        </draw:line>
        <draw:line draw:style-name="gr21" draw:text-style-name="P14" draw:layer="layout" svg:x1="7.5cm" svg:y1="21.7cm" svg:x2="7.5cm" svg:y2="22.699cm">
          <text:p/>
        </draw:line>
        <draw:line draw:style-name="gr21" draw:text-style-name="P14" draw:layer="layout" svg:x1="7.5cm" svg:y1="12.7cm" svg:x2="7.5cm" svg:y2="13.7cm">
          <text:p/>
        </draw:line>
        <draw:polygon draw:style-name="gr22" draw:text-style-name="P14" draw:layer="layout" svg:width="12cm" svg:height="6.5cm" svg:x="1.5cm" svg:y="13.2cm" svg:viewBox="0 0 12001 6501" draw:points="0,6501 12001,6501 12001,0 0,0">
          <text:p/>
        </draw:polygon>
        <draw:frame draw:style-name="gr23" draw:text-style-name="P14" draw:layer="layout" svg:width="3cm" svg:height="0.791cm" svg:x="10.5cm" svg:y="12.555cm">
          <draw:text-box>
            <text:p text:style-name="P15"><text:span text:style-name="T10">Calypso SDK</text:span></text:p>
          </draw:text-box>
        </draw:frame>
        <draw:g>
          <draw:g>
            <draw:path draw:style-name="gr24" draw:text-style-name="P19" draw:layer="layout" svg:width="4.5cm" svg:height="1cm" svg:x="2.5cm" svg:y="15.9cm" svg:viewBox="0 0 4501 1001" svg:d="M300 1001h3901c200 0 300-100 300-300v-402c0-199-100-299-300-299h-3901c-200 0-300 100-300 299v402c0 200 100 300 300 300z">
              <text:p/>
            </draw:path>
            <draw:path draw:style-name="gr15" draw:text-style-name="P14" draw:layer="layout" svg:width="4.5cm" svg:height="1cm" svg:x="2.5cm" svg:y="15.9cm" svg:viewBox="0 0 4501 1001" svg:d="M300 1001h3901c200 0 300-100 300-300v-402c0-199-100-299-300-299h-3901c-200 0-300 100-300 299v402c0 200 100 300 300 300z">
              <text:p/>
            </draw:path>
          </draw:g>
          <draw:frame draw:style-name="gr16" draw:text-style-name="P14" draw:layer="layout" svg:width="4.5cm" svg:height="1cm" svg:x="2.5cm" svg:y="15.9cm">
            <draw:text-box>
              <text:p text:style-name="P15"><text:span text:style-name="T2">PO Commands Set</text:span></text:p>
            </draw:text-box>
          </draw:frame>
        </draw:g>
        <draw:g>
          <draw:g>
            <draw:path draw:style-name="gr24" draw:text-style-name="P19" draw:layer="layout" svg:width="4.5cm" svg:height="1cm" svg:x="8cm" svg:y="15.9cm" svg:viewBox="0 0 4501 1001" svg:d="M300 1001h3901c200 0 300-100 300-300v-402c0-199-100-299-300-299h-3901c-200 0-300 100-300 299v402c0 200 100 300 300 300z">
              <text:p/>
            </draw:path>
            <draw:path draw:style-name="gr15" draw:text-style-name="P14" draw:layer="layout" svg:width="4.5cm" svg:height="1cm" svg:x="8cm" svg:y="15.9cm" svg:viewBox="0 0 4501 1001" svg:d="M300 1001h3901c200 0 300-100 300-300v-402c0-199-100-299-300-299h-3901c-200 0-300 100-300 299v402c0 200 100 300 300 300z">
              <text:p/>
            </draw:path>
          </draw:g>
          <draw:frame draw:style-name="gr16" draw:text-style-name="P14" draw:layer="layout" svg:width="4.5cm" svg:height="1cm" svg:x="8cm" svg:y="15.9cm">
            <draw:text-box>
              <text:p text:style-name="P15"><text:span text:style-name="T2">CSM Commands Set</text:span></text:p>
            </draw:text-box>
          </draw:frame>
        </draw:g>
        <draw:g>
          <draw:g>
            <draw:path draw:style-name="gr24" draw:text-style-name="P19" draw:layer="layout" svg:width="4.5cm" svg:height="1cm" svg:x="2.5cm" svg:y="14.4cm" svg:viewBox="0 0 4501 1001" svg:d="M300 1001h3901c200 0 300-100 300-300v-402c0-199-100-299-300-299h-3901c-200 0-300 100-300 299v402c0 200 100 300 300 300z">
              <text:p/>
            </draw:path>
            <draw:path draw:style-name="gr15" draw:text-style-name="P14" draw:layer="layout" svg:width="4.5cm" svg:height="1cm" svg:x="2.5cm" svg:y="14.4cm" svg:viewBox="0 0 4501 1001" svg:d="M300 1001h3901c200 0 300-100 300-300v-402c0-199-100-299-300-299h-3901c-200 0-300 100-300 299v402c0 200 100 300 300 300z">
              <text:p/>
            </draw:path>
          </draw:g>
          <draw:frame draw:style-name="gr16" draw:text-style-name="P14" draw:layer="layout" svg:width="4.5cm" svg:height="1cm" svg:x="2.5cm" svg:y="14.4cm">
            <draw:text-box>
              <text:p text:style-name="P15"><text:span text:style-name="T2">Secure Transaction</text:span></text:p>
            </draw:text-box>
          </draw:frame>
        </draw:g>
        <draw:g>
          <draw:g>
            <draw:path draw:style-name="gr24" draw:text-style-name="P19" draw:layer="layout" svg:width="4.5cm" svg:height="1cm" svg:x="8cm" svg:y="14.4cm" svg:viewBox="0 0 4501 1001" svg:d="M299 1001h3902c200 0 300-100 300-300v-402c0-199-100-299-300-299h-3902c-199 0-299 100-299 299v402c0 200 100 300 299 300z">
              <text:p/>
            </draw:path>
            <draw:path draw:style-name="gr15" draw:text-style-name="P14" draw:layer="layout" svg:width="4.5cm" svg:height="1cm" svg:x="8cm" svg:y="14.4cm" svg:viewBox="0 0 4501 1001" svg:d="M299 1001h3902c200 0 300-100 300-300v-402c0-199-100-299-300-299h-3902c-199 0-299 100-299 299v402c0 200 100 300 299 300z">
              <text:p/>
            </draw:path>
          </draw:g>
          <draw:frame draw:style-name="gr16" draw:text-style-name="P14" draw:layer="layout" svg:width="4.5cm" svg:height="1cm" svg:x="8cm" svg:y="14.4cm">
            <draw:text-box>
              <text:p text:style-name="P15"><text:span text:style-name="T2">T2 Operation</text:span></text:p>
            </draw:text-box>
          </draw:frame>
        </draw:g>
        <draw:g>
          <draw:path draw:style-name="gr15" draw:text-style-name="P14" draw:layer="layout" svg:width="0.225cm" svg:height="5cm" svg:x="13.887cm" svg:y="18.2cm" svg:viewBox="0 0 226 5001" svg:d="M0 0c21 0 38 5 56 15 19 10 31 23 42 41 10 18 15 35 15 56v2275c0 1 0 1 0 1 0 21 5 39 15 56 11 18 23 31 41 41 19 11 36 16 57 16-21 0-38 4-57 15-18 10-30 23-41 41-10 17-15 35-15 56v2275 1c0 21-5 38-15 56-11 18-23 31-41 41-19 10-36 15-57 15">
            <text:p/>
          </draw:path>
          <draw:frame draw:style-name="gr25" draw:text-style-name="P14" draw:layer="layout" svg:width="2.5cm" svg:height="1.129cm" svg:x="14cm" svg:y="20.136cm">
            <draw:text-box>
              <text:p text:style-name="P16"><text:span text:style-name="T11">Reader Integration</text:span></text:p>
            </draw:text-box>
          </draw:frame>
        </draw:g>
        <draw:g>
          <draw:path draw:style-name="gr15" draw:text-style-name="P14" draw:layer="layout" svg:width="0.225cm" svg:height="5cm" svg:x="13.887cm" svg:y="12.2cm" svg:viewBox="0 0 226 5001" svg:d="M0 0c21 0 38 5 56 15 19 10 31 23 42 41 10 18 15 35 15 56v2276c0 21 5 38 15 56 11 18 23 31 42 41 18 10 35 15 56 15-21 0-38 5-57 15-18 10-30 23-41 41-10 18-15 35-15 56v1 2276c0 21-5 38-15 56-11 18-23 31-41 41-19 10-36 15-57 15">
            <text:p/>
          </draw:path>
          <draw:frame draw:style-name="gr26" draw:text-style-name="P14" draw:layer="layout" svg:width="2.5cm" svg:height="1.552cm" svg:x="14cm" svg:y="13.924cm">
            <draw:text-box>
              <text:p text:style-name="P16"><text:span text:style-name="T11">Security &amp; commands integration</text:span></text:p>
            </draw:text-box>
          </draw:frame>
        </draw:g>
      </draw:page>
      <draw:page draw:name="Plugin" draw:style-name="dp1" draw:master-page-name="PM2">
        <draw:frame draw:style-name="gr27" draw:text-style-name="P14" draw:layer="layout" svg:width="9cm" svg:height="1.558cm" svg:x="19.5cm" svg:y="0.971cm">
          <draw:text-box>
            <text:p text:style-name="P15"><text:span text:style-name="T12">Calypso SDK</text:span></text:p>
          </draw:text-box>
        </draw:frame>
        <draw:frame draw:style-name="gr19" draw:text-style-name="P14" draw:layer="layout" svg:width="9cm" svg:height="1.5cm" svg:x="19.5cm" svg:y="2.5cm">
          <draw:text-box>
            <text:p text:style-name="P15"><text:span text:style-name="T13">SE Readers’ integration</text:span></text:p>
          </draw:text-box>
        </draw:frame>
        <draw:g>
          <draw:g>
            <draw:path draw:style-name="gr18" draw:text-style-name="P17" draw:layer="layout" svg:width="5.4cm" svg:height="2.2cm" svg:x="23.4cm" svg:y="11cm" svg:viewBox="0 0 5401 2201" svg:d="M299 2201h4803c199 0 299-100 299-300v-1602c0-199-100-299-299-299h-4803c-199 0-299 100-299 299v1602c0 200 100 300 299 300z">
              <text:p/>
            </draw:path>
            <draw:path draw:style-name="gr15" draw:text-style-name="P14" draw:layer="layout" svg:width="5.4cm" svg:height="2.2cm" svg:x="23.4cm" svg:y="11cm" svg:viewBox="0 0 5401 2201" svg:d="M299 2201h4803c199 0 299-100 299-300v-1602c0-199-100-299-299-299h-4803c-199 0-299 100-299 299v1602c0 200 100 300 299 300z">
              <text:p/>
            </draw:path>
          </draw:g>
          <draw:frame draw:style-name="gr28" draw:text-style-name="P14" draw:layer="layout" svg:width="5.4cm" svg:height="2.2cm" svg:x="23.4cm" svg:y="11cm">
            <draw:text-box>
              <text:p text:style-name="P16"><text:span text:style-name="T2">HSM JavaEE lib (wrapper)</text:span></text:p>
            </draw:text-box>
          </draw:frame>
        </draw:g>
        <draw:g>
          <draw:path draw:style-name="gr18" draw:text-style-name="P17" draw:layer="layout" svg:width="3cm" svg:height="1.5cm" svg:x="20cm" svg:y="8.85cm" svg:viewBox="0 0 3001 1501" svg:d="M299 1501h2402c200 0 300-100 300-299v-903c0-199-100-299-300-299h-2402c-199 0-299 100-299 299v903c0 199 100 299 299 299z">
            <text:p/>
          </draw:path>
          <draw:path draw:style-name="gr15" draw:text-style-name="P14" draw:layer="layout" svg:width="3cm" svg:height="1.5cm" svg:x="20cm" svg:y="8.85cm" svg:viewBox="0 0 3001 1501" svg:d="M299 1501h2402c200 0 300-100 300-299v-903c0-199-100-299-300-299h-2402c-199 0-299 100-299 299v903c0 199 100 299 299 299z">
            <text:p/>
          </draw:path>
        </draw:g>
        <draw:g>
          <draw:path draw:style-name="gr18" draw:text-style-name="P17" draw:layer="layout" svg:width="3cm" svg:height="1.5cm" svg:x="20cm" svg:y="13.725cm" svg:viewBox="0 0 3001 1501" svg:d="M299 1501h2402c200 0 300-100 300-300v-902c0-199-100-299-300-299h-2402c-199 0-299 100-299 299v902c0 200 100 300 299 300z">
            <text:p/>
          </draw:path>
          <draw:path draw:style-name="gr15" draw:text-style-name="P14" draw:layer="layout" svg:width="3cm" svg:height="1.5cm" svg:x="20cm" svg:y="13.725cm" svg:viewBox="0 0 3001 1501" svg:d="M299 1501h2402c200 0 300-100 300-300v-902c0-199-100-299-300-299h-2402c-199 0-299 100-299 299v902c0 200 100 300 299 300z">
            <text:p/>
          </draw:path>
        </draw:g>
        <draw:g>
          <draw:path draw:style-name="gr18" draw:text-style-name="P17" draw:layer="layout" svg:width="3cm" svg:height="1.5cm" svg:x="8.5cm" svg:y="8.8cm" svg:viewBox="0 0 3001 1501" svg:d="M299 1501h2402c200 0 300-100 300-300v-902c0-199-100-299-300-299h-2402c-199 0-299 100-299 299v902c0 200 100 300 299 300z">
            <text:p/>
          </draw:path>
          <draw:path draw:style-name="gr15" draw:text-style-name="P14" draw:layer="layout" svg:width="3cm" svg:height="1.5cm" svg:x="8.5cm" svg:y="8.8cm" svg:viewBox="0 0 3001 1501" svg:d="M299 1501h2402c200 0 300-100 300-300v-902c0-199-100-299-300-299h-2402c-199 0-299 100-299 299v902c0 200 100 300 299 300z">
            <text:p/>
          </draw:path>
        </draw:g>
        <draw:g>
          <draw:path draw:style-name="gr18" draw:text-style-name="P17" draw:layer="layout" svg:width="3cm" svg:height="1.5cm" svg:x="8.5cm" svg:y="13.7cm" svg:viewBox="0 0 3001 1501" svg:d="M300 1501h2401c200 0 300-100 300-300v-902c0-199-100-299-300-299h-2401c-200 0-300 100-300 299v902c0 200 100 300 300 300z">
            <text:p/>
          </draw:path>
          <draw:path draw:style-name="gr15" draw:text-style-name="P14" draw:layer="layout" svg:width="3cm" svg:height="1.5cm" svg:x="8.5cm" svg:y="13.7cm" svg:viewBox="0 0 3001 1501" svg:d="M300 1501h2401c200 0 300-100 300-300v-902c0-199-100-299-300-299h-2401c-200 0-300 100-300 299v902c0 200 100 300 300 300z">
            <text:p/>
          </draw:path>
        </draw:g>
        <draw:g>
          <draw:g>
            <draw:path draw:style-name="gr14" draw:text-style-name="P13" draw:layer="layout" svg:width="5cm" svg:height="1.5cm" svg:x="12cm" svg:y="3.1cm" svg:viewBox="0 0 5001 1501" svg:d="M299 1501h4402c200 0 300-100 300-300v-901c0-200-100-300-300-300h-4402c-199 0-299 100-299 300v901c0 200 100 300 299 300z">
              <text:p/>
            </draw:path>
            <draw:path draw:style-name="gr15" draw:text-style-name="P14" draw:layer="layout" svg:width="5cm" svg:height="1.5cm" svg:x="12cm" svg:y="3.1cm" svg:viewBox="0 0 5001 1501" svg:d="M299 1501h4402c200 0 300-100 300-300v-901c0-200-100-300-300-300h-4402c-199 0-299 100-299 300v901c0 200 100 300 299 300z">
              <text:p/>
            </draw:path>
          </draw:g>
          <draw:frame draw:style-name="gr19" draw:text-style-name="P14" draw:layer="layout" svg:width="5cm" svg:height="1.5cm" svg:x="12cm" svg:y="3.1cm">
            <draw:text-box>
              <text:p text:style-name="P15"><text:span text:style-name="T2">SE Proxy API</text:span></text:p>
            </draw:text-box>
          </draw:frame>
        </draw:g>
        <draw:g>
          <draw:g>
            <draw:path draw:style-name="gr18" draw:text-style-name="P17" draw:layer="layout" svg:width="3cm" svg:height="1.5cm" svg:x="1.5cm" svg:y="8.6cm" svg:viewBox="0 0 3001 1501" svg:d="M300 1501h2401c200 0 300-100 300-300v-902c0-199-100-299-300-299h-2401c-200 0-300 100-300 299v902c0 200 100 300 300 300z">
              <text:p/>
            </draw:path>
            <draw:path draw:style-name="gr15" draw:text-style-name="P14" draw:layer="layout" svg:width="3cm" svg:height="1.5cm" svg:x="1.5cm" svg:y="8.6cm" svg:viewBox="0 0 3001 1501" svg:d="M300 1501h2401c200 0 300-100 300-300v-902c0-199-100-299-300-299h-2401c-200 0-300 100-300 299v902c0 200 100 300 300 300z">
              <text:p/>
            </draw:path>
          </draw:g>
          <draw:frame draw:style-name="gr29" draw:text-style-name="P14" draw:layer="layout" svg:width="3cm" svg:height="1.807cm" svg:x="1.5cm" svg:y="8.447cm">
            <draw:text-box>
              <text:p text:style-name="P16"><text:span text:style-name="T2">OpenMobile Transport API plugin</text:span></text:p>
            </draw:text-box>
          </draw:frame>
        </draw:g>
        <draw:line draw:style-name="gr30" draw:text-style-name="P14" draw:layer="layout" svg:x1="14.5cm" svg:y1="4.6cm" svg:x2="14.5cm" svg:y2="6.6cm">
          <text:p/>
        </draw:line>
        <draw:line draw:style-name="gr21" draw:text-style-name="P14" draw:layer="layout" svg:x1="3cm" svg:y1="10.1cm" svg:x2="3cm" svg:y2="13.499cm">
          <text:p/>
        </draw:line>
        <draw:frame draw:style-name="gr31" draw:text-style-name="P14" draw:layer="layout" svg:width="2cm" svg:height="0.704cm" svg:x="2.5cm" svg:y="9.423cm">
          <draw:text-box>
            <text:p text:style-name="P20"><text:span text:style-name="T11">Java &amp; C++</text:span></text:p>
          </draw:text-box>
        </draw:frame>
        <draw:line draw:style-name="gr21" draw:text-style-name="P14" draw:layer="layout" svg:x1="13.5cm" svg:y1="10.125cm" svg:x2="13.5cm" svg:y2="13.499cm">
          <text:p/>
        </draw:line>
        <draw:g>
          <draw:g>
            <draw:path draw:style-name="gr18" draw:text-style-name="P17" draw:layer="layout" svg:width="3cm" svg:height="2cm" svg:x="12cm" svg:y="13.5cm" svg:viewBox="0 0 3001 2001" svg:d="M299 2001h2402c200 0 300-100 300-300v-1402c0-199-100-299-300-299h-2402c-199 0-299 100-299 299v1402c0 200 100 300 299 300z">
              <text:p/>
            </draw:path>
            <draw:path draw:style-name="gr15" draw:text-style-name="P14" draw:layer="layout" svg:width="3cm" svg:height="2cm" svg:x="12cm" svg:y="13.5cm" svg:viewBox="0 0 3001 2001" svg:d="M299 2001h2402c200 0 300-100 300-300v-1402c0-199-100-299-300-299h-2402c-199 0-299 100-299 299v1402c0 200 100 300 299 300z">
              <text:p/>
            </draw:path>
          </draw:g>
          <draw:frame draw:style-name="gr32" draw:text-style-name="P14" draw:layer="layout" svg:width="3cm" svg:height="2cm" svg:x="12cm" svg:y="13.5cm">
            <draw:text-box>
              <text:p text:style-name="P15"><text:span text:style-name="T2">Windows</text:span></text:p>
              <text:p text:style-name="P15"><text:span text:style-name="T2">PC/SC WinSCard API</text:span></text:p>
            </draw:text-box>
          </draw:frame>
        </draw:g>
        <draw:line draw:style-name="gr21" draw:text-style-name="P14" draw:layer="layout" svg:x1="17cm" svg:y1="10.1cm" svg:x2="17cm" svg:y2="13.499cm">
          <text:p/>
        </draw:line>
        <draw:g>
          <draw:g>
            <draw:path draw:style-name="gr18" draw:text-style-name="P17" draw:layer="layout" svg:width="3cm" svg:height="2cm" svg:x="15.5cm" svg:y="13.5cm" svg:viewBox="0 0 3001 2001" svg:d="M299 2001h2402c200 0 300-100 300-300v-1402c0-199-100-299-300-299h-2402c-199 0-299 100-299 299v1402c0 200 100 300 299 300z">
              <text:p/>
            </draw:path>
            <draw:path draw:style-name="gr15" draw:text-style-name="P14" draw:layer="layout" svg:width="3cm" svg:height="2cm" svg:x="15.5cm" svg:y="13.5cm" svg:viewBox="0 0 3001 2001" svg:d="M299 2001h2402c200 0 300-100 300-300v-1402c0-199-100-299-300-299h-2402c-199 0-299 100-299 299v1402c0 200 100 300 299 300z">
              <text:p/>
            </draw:path>
          </draw:g>
          <draw:frame draw:style-name="gr32" draw:text-style-name="P14" draw:layer="layout" svg:width="3cm" svg:height="2cm" svg:x="15.5cm" svg:y="13.5cm">
            <draw:text-box>
              <text:p text:style-name="P15"><text:span text:style-name="T2">Unix</text:span></text:p>
              <text:p text:style-name="P15"><text:span text:style-name="T2">PC/SC</text:span></text:p>
              <text:p text:style-name="P15"><text:span text:style-name="T2">lite API</text:span></text:p>
            </draw:text-box>
          </draw:frame>
        </draw:g>
        <draw:line draw:style-name="gr21" draw:text-style-name="P14" draw:layer="layout" svg:x1="14cm" svg:y1="10.125cm" svg:x2="16.501cm" svg:y2="13.501cm">
          <text:p/>
        </draw:line>
        <draw:g>
          <draw:g>
            <draw:path draw:style-name="gr18" draw:text-style-name="P17" draw:layer="layout" svg:width="3cm" svg:height="1.5cm" svg:x="8.3cm" svg:y="8.6cm" svg:viewBox="0 0 3001 1501" svg:d="M299 1501h2402c200 0 300-100 300-300v-902c0-199-100-299-300-299h-2402c-199 0-299 100-299 299v902c0 200 100 300 299 300z">
              <text:p/>
            </draw:path>
            <draw:path draw:style-name="gr15" draw:text-style-name="P14" draw:layer="layout" svg:width="3cm" svg:height="1.5cm" svg:x="8.3cm" svg:y="8.6cm" svg:viewBox="0 0 3001 1501" svg:d="M299 1501h2402c200 0 300-100 300-300v-902c0-199-100-299-300-299h-2402c-199 0-299 100-299 299v902c0 200 100 300 299 300z">
              <text:p/>
            </draw:path>
          </draw:g>
          <draw:frame draw:style-name="gr29" draw:text-style-name="P14" draw:layer="layout" svg:width="3cm" svg:height="1.807cm" svg:x="8.3cm" svg:y="8.447cm">
            <draw:text-box>
              <text:p text:style-name="P15"><text:span text:style-name="T2">Local proprietary plugin</text:span></text:p>
            </draw:text-box>
          </draw:frame>
        </draw:g>
        <draw:g>
          <draw:g>
            <draw:path draw:style-name="gr18" draw:text-style-name="P17" draw:layer="layout" svg:width="3cm" svg:height="1.5cm" svg:x="8.3cm" svg:y="13.5cm" svg:viewBox="0 0 3001 1501" svg:d="M300 1501h2401c200 0 300-100 300-300v-902c0-199-100-299-300-299h-2401c-200 0-300 100-300 299v902c0 200 100 300 300 300z">
              <text:p/>
            </draw:path>
            <draw:path draw:style-name="gr15" draw:text-style-name="P14" draw:layer="layout" svg:width="3cm" svg:height="1.5cm" svg:x="8.3cm" svg:y="13.5cm" svg:viewBox="0 0 3001 1501" svg:d="M300 1501h2401c200 0 300-100 300-300v-902c0-199-100-299-300-299h-2401c-200 0-300 100-300 299v902c0 200 100 300 300 300z">
              <text:p/>
            </draw:path>
          </draw:g>
          <draw:frame draw:style-name="gr19" draw:text-style-name="P14" draw:layer="layout" svg:width="3cm" svg:height="1.5cm" svg:x="8.3cm" svg:y="13.5cm">
            <draw:text-box>
              <text:p text:style-name="P15"><text:span text:style-name="T2">Proprietary Reader Driver</text:span></text:p>
            </draw:text-box>
          </draw:frame>
        </draw:g>
        <draw:line draw:style-name="gr21" draw:text-style-name="P14" draw:layer="layout" svg:x1="9.8cm" svg:y1="10.1cm" svg:x2="9.8cm" svg:y2="13.499cm">
          <text:p/>
        </draw:line>
        <draw:line draw:style-name="gr15" draw:text-style-name="P14" draw:layer="layout" svg:x1="3cm" svg:y1="6.626cm" svg:x2="26.101cm" svg:y2="6.6cm">
          <text:p/>
        </draw:line>
        <draw:line draw:style-name="gr33" draw:text-style-name="P14" draw:layer="layout" svg:x1="3cm" svg:y1="6.625cm" svg:x2="3cm" svg:y2="8.6cm">
          <text:p/>
        </draw:line>
        <draw:line draw:style-name="gr33" draw:text-style-name="P14" draw:layer="layout" svg:x1="9.8cm" svg:y1="6.6cm" svg:x2="9.8cm" svg:y2="8.6cm">
          <text:p/>
        </draw:line>
        <draw:line draw:style-name="gr33" draw:text-style-name="P14" draw:layer="layout" svg:x1="13.5cm" svg:y1="6.625cm" svg:x2="13.5cm" svg:y2="8.625cm">
          <text:p/>
        </draw:line>
        <draw:line draw:style-name="gr33" draw:text-style-name="P14" draw:layer="layout" svg:x1="17.015cm" svg:y1="6.61cm" svg:x2="17cm" svg:y2="8.602cm">
          <text:p/>
        </draw:line>
        <draw:g>
          <draw:g>
            <draw:path draw:style-name="gr18" draw:text-style-name="P17" draw:layer="layout" svg:width="3cm" svg:height="1.5cm" svg:x="19.8cm" svg:y="8.625cm" svg:viewBox="0 0 3001 1501" svg:d="M299 1501h2402c200 0 300-100 300-300v-902c0-199-100-299-300-299h-2402c-199 0-299 100-299 299v902c0 200 100 300 299 300z">
              <text:p/>
            </draw:path>
            <draw:path draw:style-name="gr15" draw:text-style-name="P14" draw:layer="layout" svg:width="3cm" svg:height="1.5cm" svg:x="19.8cm" svg:y="8.625cm" svg:viewBox="0 0 3001 1501" svg:d="M299 1501h2402c200 0 300-100 300-300v-902c0-199-100-299-300-299h-2402c-199 0-299 100-299 299v902c0 200 100 300 299 300z">
              <text:p/>
            </draw:path>
          </draw:g>
          <draw:frame draw:style-name="gr19" draw:text-style-name="P14" draw:layer="layout" svg:width="3cm" svg:height="1.5cm" svg:x="19.8cm" svg:y="8.625cm">
            <draw:text-box>
              <text:p text:style-name="P16"><text:span text:style-name="T2">Remote SE plugin</text:span></text:p>
            </draw:text-box>
          </draw:frame>
        </draw:g>
        <draw:g>
          <draw:g>
            <draw:path draw:style-name="gr18" draw:text-style-name="P17" draw:layer="layout" svg:width="3cm" svg:height="1.5cm" svg:x="19.8cm" svg:y="13.5cm" svg:viewBox="0 0 3001 1501" svg:d="M299 1501h2402c200 0 300-100 300-300v-902c0-199-100-299-300-299h-2402c-199 0-299 100-299 299v902c0 200 100 300 299 300z">
              <text:p/>
            </draw:path>
            <draw:path draw:style-name="gr15" draw:text-style-name="P14" draw:layer="layout" svg:width="3cm" svg:height="1.5cm" svg:x="19.8cm" svg:y="13.5cm" svg:viewBox="0 0 3001 1501" svg:d="M299 1501h2402c200 0 300-100 300-300v-902c0-199-100-299-300-299h-2402c-199 0-299 100-299 299v902c0 200 100 300 299 300z">
              <text:p/>
            </draw:path>
          </draw:g>
          <draw:frame draw:style-name="gr19" draw:text-style-name="P14" draw:layer="layout" svg:width="3cm" svg:height="1.5cm" svg:x="19.8cm" svg:y="13.5cm">
            <draw:text-box>
              <text:p text:style-name="P15"><text:span text:style-name="T2">Web Service...</text:span></text:p>
            </draw:text-box>
          </draw:frame>
        </draw:g>
        <draw:line draw:style-name="gr21" draw:text-style-name="P14" draw:layer="layout" svg:x1="21.3cm" svg:y1="10.125cm" svg:x2="21.3cm" svg:y2="13.499cm">
          <text:p/>
        </draw:line>
        <draw:line draw:style-name="gr33" draw:text-style-name="P14" draw:layer="layout" svg:x1="21.3cm" svg:y1="6.625cm" svg:x2="21.3cm" svg:y2="8.625cm">
          <text:p/>
        </draw:line>
        <draw:g>
          <draw:g>
            <draw:path draw:style-name="gr18" draw:text-style-name="P17" draw:layer="layout" svg:width="3cm" svg:height="1.5cm" svg:x="24.6cm" svg:y="8.6cm" svg:viewBox="0 0 3001 1501" svg:d="M299 1501h2402c200 0 300-100 300-300v-902c0-199-100-299-300-299h-2402c-199 0-299 100-299 299v902c0 200 100 300 299 300z">
              <text:p/>
            </draw:path>
            <draw:path draw:style-name="gr15" draw:text-style-name="P14" draw:layer="layout" svg:width="3cm" svg:height="1.5cm" svg:x="24.6cm" svg:y="8.6cm" svg:viewBox="0 0 3001 1501" svg:d="M299 1501h2402c200 0 300-100 300-300v-902c0-199-100-299-300-299h-2402c-199 0-299 100-299 299v902c0 200 100 300 299 300z">
              <text:p/>
            </draw:path>
          </draw:g>
          <draw:frame draw:style-name="gr34" draw:text-style-name="P14" draw:layer="layout" svg:width="3cm" svg:height="1.5cm" svg:x="24.6cm" svg:y="8.6cm">
            <draw:text-box>
              <text:p text:style-name="P16"><text:span text:style-name="T2">Calypso HSM plugin</text:span></text:p>
            </draw:text-box>
          </draw:frame>
        </draw:g>
        <draw:g>
          <draw:g>
            <draw:path draw:style-name="gr18" draw:text-style-name="P17" draw:layer="layout" svg:width="2.6cm" svg:height="1.475cm" svg:x="23.4cm" svg:y="14cm" svg:viewBox="0 0 2601 1476" svg:d="M299 1476h2002c200 0 300-100 300-300v-877c0-199-100-299-300-299h-2002c-199 0-299 100-299 299v877c0 200 100 300 299 300z">
              <text:p/>
            </draw:path>
            <draw:path draw:style-name="gr15" draw:text-style-name="P14" draw:layer="layout" svg:width="2.6cm" svg:height="1.475cm" svg:x="23.4cm" svg:y="14cm" svg:viewBox="0 0 2601 1476" svg:d="M299 1476h2002c200 0 300-100 300-300v-877c0-199-100-299-300-299h-2002c-199 0-299 100-299 299v877c0 200 100 300 299 300z">
              <text:p/>
            </draw:path>
          </draw:g>
          <draw:frame draw:style-name="gr35" draw:text-style-name="P14" draw:layer="layout" svg:width="2.6cm" svg:height="1.678cm" svg:x="23.4cm" svg:y="13.899cm">
            <draw:text-box>
              <text:p text:style-name="P15"><text:span text:style-name="T2">SAM-S20</text:span></text:p>
              <text:p text:style-name="P15"><text:span text:style-name="T14">(20)</text:span></text:p>
              <text:p text:style-name="P15"><text:span text:style-name="T15">7816-3 Reader</text:span></text:p>
            </draw:text-box>
          </draw:frame>
        </draw:g>
        <draw:line draw:style-name="gr21" draw:text-style-name="P14" draw:layer="layout" svg:x1="24.7cm" svg:y1="12.8cm" svg:x2="24.7cm" svg:y2="14cm">
          <text:p/>
        </draw:line>
        <draw:g>
          <draw:g>
            <draw:path draw:style-name="gr18" draw:text-style-name="P17" draw:layer="layout" svg:width="2.6cm" svg:height="1.475cm" svg:x="26.2cm" svg:y="14cm" svg:viewBox="0 0 2601 1476" svg:d="M299 1476h2002c200 0 300-100 300-300v-877c0-199-100-299-300-299h-2002c-199 0-299 100-299 299v877c0 200 100 300 299 300z">
              <text:p/>
            </draw:path>
            <draw:path draw:style-name="gr15" draw:text-style-name="P14" draw:layer="layout" svg:width="2.6cm" svg:height="1.475cm" svg:x="26.2cm" svg:y="14cm" svg:viewBox="0 0 2601 1476" svg:d="M299 1476h2002c200 0 300-100 300-300v-877c0-199-100-299-300-299h-2002c-199 0-299 100-299 299v877c0 200 100 300 299 300z">
              <text:p/>
            </draw:path>
          </draw:g>
          <draw:frame draw:style-name="gr36" draw:text-style-name="P14" draw:layer="layout" svg:width="2.6cm" svg:height="1.765cm" svg:x="26.2cm" svg:y="13.855cm">
            <draw:text-box>
              <text:p text:style-name="P15"><text:span text:style-name="T2">HSM PCI-S3</text:span></text:p>
              <text:p text:style-name="P15"><text:span text:style-name="T14">(100 to 5000)</text:span></text:p>
              <text:p text:style-name="P15"><text:span text:style-name="T2">PCI interface</text:span></text:p>
            </draw:text-box>
          </draw:frame>
        </draw:g>
        <draw:line draw:style-name="gr21" draw:text-style-name="P14" draw:layer="layout" svg:x1="27.5cm" svg:y1="12.8cm" svg:x2="27.5cm" svg:y2="14cm">
          <text:p/>
        </draw:line>
        <draw:frame draw:style-name="gr37" draw:text-style-name="P14" draw:layer="layout" svg:width="2.1cm" svg:height="0.704cm" svg:x="25.6cm" svg:y="9.5cm">
          <draw:text-box>
            <text:p text:style-name="P20"><text:span text:style-name="T11">Java or C++</text:span></text:p>
          </draw:text-box>
        </draw:frame>
        <draw:line draw:style-name="gr33" draw:text-style-name="P14" draw:layer="layout" svg:x1="26.1cm" svg:y1="6.6cm" svg:x2="26.1cm" svg:y2="8.599cm">
          <text:p/>
        </draw:line>
        <draw:line draw:style-name="gr21" draw:text-style-name="P14" draw:layer="layout" svg:x1="16.501cm" svg:y1="10.1cm" svg:x2="14cm" svg:y2="13.501cm">
          <text:p/>
        </draw:line>
        <draw:g>
          <draw:g>
            <draw:path draw:style-name="gr18" draw:text-style-name="P17" draw:layer="layout" svg:width="3cm" svg:height="1.475cm" svg:x="1cm" svg:y="13.525cm" svg:viewBox="0 0 3001 1476" svg:d="M300 1476h2401c200 0 300-100 300-300v-877c0-199-100-299-300-299h-2401c-200 0-300 100-300 299v877c0 200 100 300 300 300z">
              <text:p/>
            </draw:path>
            <draw:path draw:style-name="gr15" draw:text-style-name="P14" draw:layer="layout" svg:width="3cm" svg:height="1.475cm" svg:x="1cm" svg:y="13.525cm" svg:viewBox="0 0 3001 1476" svg:d="M300 1476h2401c200 0 300-100 300-300v-877c0-199-100-299-300-299h-2401c-200 0-300 100-300 299v877c0 200 100 300 300 300z">
              <text:p/>
            </draw:path>
          </draw:g>
          <draw:frame draw:style-name="gr29" draw:text-style-name="P14" draw:layer="layout" svg:width="3cm" svg:height="1.807cm" svg:x="1cm" svg:y="13.359cm">
            <draw:text-box>
              <text:p text:style-name="P16"><text:span text:style-name="T2">Windows</text:span></text:p>
              <text:p text:style-name="P16"><text:span text:style-name="T2">UICC &amp; eSE access</text:span></text:p>
            </draw:text-box>
          </draw:frame>
        </draw:g>
        <draw:frame draw:style-name="gr31" draw:text-style-name="P14" draw:layer="layout" svg:width="1cm" svg:height="0.704cm" svg:x="3cm" svg:y="13.398cm">
          <draw:text-box>
            <text:p text:style-name="P20"><text:span text:style-name="T11">C++</text:span></text:p>
          </draw:text-box>
        </draw:frame>
        <draw:g>
          <draw:g>
            <draw:path draw:style-name="gr18" draw:text-style-name="P17" draw:layer="layout" svg:width="3cm" svg:height="1.5cm" svg:x="1.5cm" svg:y="14cm" svg:viewBox="0 0 3001 1501" svg:d="M300 1501h2401c200 0 300-100 300-300v-902c0-199-100-299-300-299h-2401c-200 0-300 100-300 299v902c0 200 100 300 300 300z">
              <text:p/>
            </draw:path>
            <draw:path draw:style-name="gr15" draw:text-style-name="P14" draw:layer="layout" svg:width="3cm" svg:height="1.5cm" svg:x="1.5cm" svg:y="14cm" svg:viewBox="0 0 3001 1501" svg:d="M300 1501h2401c200 0 300-100 300-300v-902c0-199-100-299-300-299h-2401c-200 0-300 100-300 299v902c0 200 100 300 300 300z">
              <text:p/>
            </draw:path>
          </draw:g>
          <draw:frame draw:style-name="gr29" draw:text-style-name="P14" draw:layer="layout" svg:width="3cm" svg:height="1.807cm" svg:x="1.5cm" svg:y="13.847cm">
            <draw:text-box>
              <text:p text:style-name="P16"><text:span text:style-name="T2">Android</text:span></text:p>
              <text:p text:style-name="P16"><text:span text:style-name="T2">UICC &amp; eSE access </text:span></text:p>
            </draw:text-box>
          </draw:frame>
        </draw:g>
        <draw:frame draw:style-name="gr31" draw:text-style-name="P14" draw:layer="layout" svg:width="1cm" svg:height="0.704cm" svg:x="3.5cm" svg:y="13.898cm">
          <draw:text-box>
            <text:p text:style-name="P20"><text:span text:style-name="T11">Java</text:span></text:p>
          </draw:text-box>
        </draw:frame>
        <draw:g>
          <draw:g>
            <draw:path draw:style-name="gr18" draw:text-style-name="P17" draw:layer="layout" svg:width="3cm" svg:height="1.5cm" svg:x="12cm" svg:y="8.625cm" svg:viewBox="0 0 3001 1501" svg:d="M299 1501h2402c200 0 300-100 300-299v-903c0-199-100-299-300-299h-2402c-199 0-299 100-299 299v903c0 199 100 299 299 299z">
              <text:p/>
            </draw:path>
            <draw:path draw:style-name="gr15" draw:text-style-name="P14" draw:layer="layout" svg:width="3cm" svg:height="1.5cm" svg:x="12cm" svg:y="8.625cm" svg:viewBox="0 0 3001 1501" svg:d="M299 1501h2402c200 0 300-100 300-299v-903c0-199-100-299-300-299h-2402c-199 0-299 100-299 299v903c0 199 100 299 299 299z">
              <text:p/>
            </draw:path>
          </draw:g>
          <draw:frame draw:style-name="gr19" draw:text-style-name="P14" draw:layer="layout" svg:width="3cm" svg:height="1.5cm" svg:x="12cm" svg:y="8.625cm">
            <draw:text-box>
              <text:p text:style-name="P15"><text:span text:style-name="T2">SmartCardIO plugin</text:span></text:p>
            </draw:text-box>
          </draw:frame>
        </draw:g>
        <draw:frame draw:style-name="gr31" draw:text-style-name="P14" draw:layer="layout" svg:width="1cm" svg:height="0.704cm" svg:x="14cm" svg:y="9.523cm">
          <draw:text-box>
            <text:p text:style-name="P20"><text:span text:style-name="T11">Java</text:span></text:p>
          </draw:text-box>
        </draw:frame>
        <draw:g>
          <draw:g>
            <draw:path draw:style-name="gr18" draw:text-style-name="P17" draw:layer="layout" svg:width="3cm" svg:height="1.5cm" svg:x="15.5cm" svg:y="8.6cm" svg:viewBox="0 0 3001 1501" svg:d="M299 1501h2402c200 0 300-100 300-300v-902c0-199-100-299-300-299h-2402c-199 0-299 100-299 299v902c0 200 100 300 299 300z">
              <text:p/>
            </draw:path>
            <draw:path draw:style-name="gr15" draw:text-style-name="P14" draw:layer="layout" svg:width="3cm" svg:height="1.5cm" svg:x="15.5cm" svg:y="8.6cm" svg:viewBox="0 0 3001 1501" svg:d="M299 1501h2402c200 0 300-100 300-300v-902c0-199-100-299-300-299h-2402c-199 0-299 100-299 299v902c0 200 100 300 299 300z">
              <text:p/>
            </draw:path>
          </draw:g>
          <draw:frame draw:style-name="gr19" draw:text-style-name="P14" draw:layer="layout" svg:width="3cm" svg:height="1.5cm" svg:x="15.5cm" svg:y="8.6cm">
            <draw:text-box>
              <text:p text:style-name="P15"><text:span text:style-name="T2">PC/SC plugin</text:span></text:p>
            </draw:text-box>
          </draw:frame>
        </draw:g>
        <draw:frame draw:style-name="gr31" draw:text-style-name="P14" draw:layer="layout" svg:width="1cm" svg:height="0.704cm" svg:x="17.5cm" svg:y="9.498cm">
          <draw:text-box>
            <text:p text:style-name="P20"><text:span text:style-name="T11">C++</text:span></text:p>
          </draw:text-box>
        </draw:frame>
        <draw:g>
          <draw:g>
            <draw:path draw:style-name="gr18" draw:text-style-name="P17" draw:layer="layout" svg:width="3cm" svg:height="1.5cm" svg:x="5cm" svg:y="8.6cm" svg:viewBox="0 0 3001 1501" svg:d="M299 1501h2402c200 0 300-100 300-300v-902c0-199-100-299-300-299h-2402c-199 0-299 100-299 299v902c0 200 100 300 299 300z">
              <text:p/>
            </draw:path>
            <draw:path draw:style-name="gr15" draw:text-style-name="P14" draw:layer="layout" svg:width="3cm" svg:height="1.5cm" svg:x="5cm" svg:y="8.6cm" svg:viewBox="0 0 3001 1501" svg:d="M299 1501h2402c200 0 300-100 300-300v-902c0-199-100-299-300-299h-2402c-199 0-299 100-299 299v902c0 200 100 300 299 300z">
              <text:p/>
            </draw:path>
          </draw:g>
          <draw:frame draw:style-name="gr19" draw:text-style-name="P14" draw:layer="layout" svg:width="3cm" svg:height="1.5cm" svg:x="5cm" svg:y="8.6cm">
            <draw:text-box>
              <text:p text:style-name="P16"><text:span text:style-name="T2">NFC Reader plugin</text:span></text:p>
            </draw:text-box>
          </draw:frame>
        </draw:g>
        <draw:line draw:style-name="gr21" draw:text-style-name="P14" draw:layer="layout" svg:x1="6.5cm" svg:y1="10.1cm" svg:x2="6.5cm" svg:y2="13.499cm">
          <text:p/>
        </draw:line>
        <draw:frame draw:style-name="gr31" draw:text-style-name="P14" draw:layer="layout" svg:width="2cm" svg:height="0.704cm" svg:x="6cm" svg:y="9.423cm">
          <draw:text-box>
            <text:p text:style-name="P20"><text:span text:style-name="T11">Java</text:span></text:p>
          </draw:text-box>
        </draw:frame>
        <draw:g>
          <draw:g>
            <draw:path draw:style-name="gr18" draw:text-style-name="P17" draw:layer="layout" svg:width="3cm" svg:height="2cm" svg:x="5cm" svg:y="13.5cm" svg:viewBox="0 0 3001 2001" svg:d="M299 2001h2402c200 0 300-100 300-300v-1402c0-199-100-299-300-299h-2402c-199 0-299 100-299 299v1402c0 200 100 300 299 300z">
              <text:p/>
            </draw:path>
            <draw:path draw:style-name="gr15" draw:text-style-name="P14" draw:layer="layout" svg:width="3cm" svg:height="2cm" svg:x="5cm" svg:y="13.5cm" svg:viewBox="0 0 3001 2001" svg:d="M299 2001h2402c200 0 300-100 300-300v-1402c0-199-100-299-300-299h-2402c-199 0-299 100-299 299v1402c0 200 100 300 299 300z">
              <text:p/>
            </draw:path>
          </draw:g>
          <draw:frame draw:style-name="gr32" draw:text-style-name="P14" draw:layer="layout" svg:width="3cm" svg:height="2cm" svg:x="5cm" svg:y="13.5cm">
            <draw:text-box>
              <text:p text:style-name="P15"><text:span text:style-name="T2">Android</text:span></text:p>
              <text:p text:style-name="P15"><text:span text:style-name="T2">External SE </text:span></text:p>
            </draw:text-box>
          </draw:frame>
        </draw:g>
        <draw:line draw:style-name="gr33" draw:text-style-name="P14" draw:layer="layout" svg:x1="6.5cm" svg:y1="6.6cm" svg:x2="6.5cm" svg:y2="8.6cm">
          <text:p/>
        </draw:line>
        <draw:frame draw:style-name="gr31" draw:text-style-name="P14" draw:layer="layout" svg:width="1.9cm" svg:height="0.704cm" svg:x="21.1cm" svg:y="9.498cm">
          <draw:text-box>
            <text:p text:style-name="P20"><text:span text:style-name="T11">Java &amp; C++</text:span></text:p>
          </draw:text-box>
        </draw:frame>
        <draw:path draw:style-name="gr38" draw:text-style-name="P21" draw:layer="layout" svg:width="0.5cm" svg:height="0.5cm" svg:x="20.2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9" draw:text-style-name="P22" draw:layer="layout" svg:width="0.5cm" svg:height="0.485cm" svg:x="21.05cm" svg:y="16.5cm" svg:viewBox="0 0 501 486" svg:d="M0 251c0-46 11-85 34-125s51-69 91-92 79-34 125-34c47 0 86 11 126 34s68 52 91 92 34 79 34 125c-3 41-13 74-33 110-23 40-52 68-92 92-40 23-79 33-125 33-47 0-86-10-126-33-40-24-69-52-92-92-20-36-30-69-33-110z">
          <text:p/>
        </draw:path>
        <draw:path draw:style-name="gr40" draw:text-style-name="P23" draw:layer="layout" svg:width="0.5cm" svg:height="0.501cm" svg:x="24.45cm" svg:y="16.5cm" svg:viewBox="0 0 501 502" svg:d="M0 251c0-46 11-85 34-125 23-41 51-69 91-92s79-34 125-34c47 0 86 11 126 34s68 51 91 92c23 40 34 79 34 125s-11 85-34 126c-23 40-51 68-91 91s-79 34-125 34c-47 0-86-11-126-34s-68-51-91-91c-23-41-34-80-34-126z">
          <text:p/>
        </draw:path>
        <draw:path draw:style-name="gr40" draw:text-style-name="P23" draw:layer="layout" svg:width="0.5cm" svg:height="0.5cm" svg:x="21.8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40" draw:text-style-name="P23" draw:layer="layout" svg:width="0.5cm" svg:height="0.5cm" svg:x="17.2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40" draw:text-style-name="P23" draw:layer="layout" svg:width="0.5cm" svg:height="0.501cm" svg:x="13.75cm" svg:y="16.5cm" svg:viewBox="0 0 501 502" svg:d="M0 251c0-46 11-85 34-125 23-41 51-69 91-92s79-34 125-34c47 0 86 11 126 34s68 51 91 92c23 40 34 79 34 125s-11 85-34 126c-23 40-51 68-91 91s-79 34-125 34c-47 0-86-11-126-34s-68-51-91-91c-23-41-34-80-34-126z">
          <text:p/>
        </draw:path>
        <draw:path draw:style-name="gr39" draw:text-style-name="P22" draw:layer="layout" svg:width="0.5cm" svg:height="0.501cm" svg:x="16.25cm" svg:y="16.5cm" svg:viewBox="0 0 501 502" svg:d="M0 251c0-46 11-85 34-125 23-41 51-69 91-92s79-34 125-34c47 0 86 11 126 34s68 51 91 92c23 40 34 79 34 125s-11 85-34 126c-23 40-51 68-91 91s-79 34-125 34c-47 0-86-11-126-34s-68-51-91-91c-23-41-34-80-34-126z">
          <text:p/>
        </draw:path>
        <draw:path draw:style-name="gr39" draw:text-style-name="P22" draw:layer="layout" svg:width="0.5cm" svg:height="0.5cm" svg:x="12.7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9" draw:text-style-name="P22" draw:layer="layout" svg:width="0.5cm" svg:height="0.5cm" svg:x="9.5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9" draw:text-style-name="P22" draw:layer="layout" svg:width="0.5cm" svg:height="0.5cm" svg:x="6.7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8" draw:text-style-name="P21" draw:layer="layout" svg:width="0.5cm" svg:height="0.5cm" svg:x="5.7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8" draw:text-style-name="P21" draw:layer="layout" svg:width="0.5cm" svg:height="0.5cm" svg:x="2.7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g>
          <draw:polygon draw:style-name="gr41" draw:text-style-name="P14" draw:layer="layout" svg:width="4cm" svg:height="0.75cm" svg:x="11.75cm" svg:y="18.25cm" svg:viewBox="0 0 4001 751" draw:points="0,751 4001,751 4001,0 0,0">
            <text:p/>
          </draw:polygon>
          <draw:frame draw:style-name="gr23" draw:text-style-name="P14" draw:layer="layout" svg:width="4cm" svg:height="0.791cm" svg:x="11.75cm" svg:y="18.23cm">
            <draw:text-box>
              <text:p text:style-name="P15"><text:span text:style-name="T16">Ticketing Server</text:span></text:p>
            </draw:text-box>
          </draw:frame>
        </draw:g>
        <draw:g>
          <draw:polygon draw:style-name="gr42" draw:text-style-name="P14" draw:layer="layout" svg:width="4cm" svg:height="0.75cm" svg:x="7.25cm" svg:y="18.25cm" svg:viewBox="0 0 4001 751" draw:points="0,751 4001,751 4001,0 0,0">
            <text:p/>
          </draw:polygon>
          <draw:frame draw:style-name="gr23" draw:text-style-name="P14" draw:layer="layout" svg:width="4cm" svg:height="0.791cm" svg:x="7.25cm" svg:y="18.23cm">
            <draw:text-box>
              <text:p text:style-name="P15"><text:span text:style-name="T16">Ticketing Terminal</text:span></text:p>
            </draw:text-box>
          </draw:frame>
        </draw:g>
        <draw:g>
          <draw:polygon draw:style-name="gr43" draw:text-style-name="P14" draw:layer="layout" svg:width="4cm" svg:height="0.75cm" svg:x="2.75cm" svg:y="18.25cm" svg:viewBox="0 0 4001 751" draw:points="0,751 4001,751 4001,0 0,0">
            <text:p/>
          </draw:polygon>
          <draw:frame draw:style-name="gr23" draw:text-style-name="P14" draw:layer="layout" svg:width="4cm" svg:height="0.791cm" svg:x="2.75cm" svg:y="18.23cm">
            <draw:text-box>
              <text:p text:style-name="P15"><text:span text:style-name="T16">Traveler’s device</text:span></text:p>
            </draw:text-box>
          </draw:frame>
        </draw:g>
        <draw:frame draw:style-name="gr23" draw:text-style-name="P14" draw:layer="layout" svg:width="1.75cm" svg:height="0.791cm" svg:x="1cm" svg:y="18.23cm">
          <draw:text-box>
            <text:p text:style-name="P15"><text:span text:style-name="T16">Usages:</text:span></text:p>
          </draw:text-box>
        </draw:frame>
        <draw:line draw:style-name="gr44" draw:text-style-name="P14" draw:layer="layout" svg:x1="3cm" svg:y1="15.6cm" svg:x2="3cm" svg:y2="16.4cm">
          <text:p/>
        </draw:line>
        <draw:line draw:style-name="gr44" draw:text-style-name="P14" draw:layer="layout" svg:x1="6cm" svg:y1="15.6cm" svg:x2="6cm" svg:y2="16.4cm">
          <text:p/>
        </draw:line>
        <draw:line draw:style-name="gr44" draw:text-style-name="P14" draw:layer="layout" svg:x1="7cm" svg:y1="15.6cm" svg:x2="7cm" svg:y2="16.4cm">
          <text:p/>
        </draw:line>
        <draw:line draw:style-name="gr44" draw:text-style-name="P14" draw:layer="layout" svg:x1="9.8cm" svg:y1="15.3cm" svg:x2="9.8cm" svg:y2="16.399cm">
          <text:p/>
        </draw:line>
        <draw:line draw:style-name="gr44" draw:text-style-name="P14" draw:layer="layout" svg:x1="13cm" svg:y1="15.6cm" svg:x2="13cm" svg:y2="16.399cm">
          <text:p/>
        </draw:line>
        <draw:line draw:style-name="gr44" draw:text-style-name="P14" draw:layer="layout" svg:x1="14cm" svg:y1="15.6cm" svg:x2="14cm" svg:y2="16.399cm">
          <text:p/>
        </draw:line>
        <draw:line draw:style-name="gr44" draw:text-style-name="P14" draw:layer="layout" svg:x1="16.5cm" svg:y1="15.6cm" svg:x2="16.5cm" svg:y2="16.399cm">
          <text:p/>
        </draw:line>
        <draw:line draw:style-name="gr44" draw:text-style-name="P14" draw:layer="layout" svg:x1="17.5cm" svg:y1="15.6cm" svg:x2="17.5cm" svg:y2="16.399cm">
          <text:p/>
        </draw:line>
        <draw:line draw:style-name="gr44" draw:text-style-name="P14" draw:layer="layout" svg:x1="21.3cm" svg:y1="15.325cm" svg:x2="21.3cm" svg:y2="16.4cm">
          <text:p/>
        </draw:line>
        <draw:line draw:style-name="gr44" draw:text-style-name="P14" draw:layer="layout" svg:x1="22.1cm" svg:y1="15.325cm" svg:x2="22.1cm" svg:y2="16.4cm">
          <text:p/>
        </draw:line>
        <draw:line draw:style-name="gr44" draw:text-style-name="P14" draw:layer="layout" svg:x1="20.5cm" svg:y1="15.325cm" svg:x2="20.5cm" svg:y2="16.4cm">
          <text:p/>
        </draw:line>
        <draw:line draw:style-name="gr44" draw:text-style-name="P14" draw:layer="layout" svg:x1="24.7cm" svg:y1="15.575cm" svg:x2="24.7cm" svg:y2="16.374cm">
          <text:p/>
        </draw:line>
        <draw:path draw:style-name="gr40" draw:text-style-name="P23" draw:layer="layout" svg:width="0.5cm" svg:height="0.501cm" svg:x="27.25cm" svg:y="16.5cm" svg:viewBox="0 0 501 502" svg:d="M0 251c0-46 11-85 34-125 23-41 51-69 91-92s79-34 125-34c47 0 86 11 126 34s68 51 91 92c23 40 34 79 34 125s-11 85-34 126c-23 40-51 68-91 91s-79 34-125 34c-47 0-86-11-126-34s-68-51-91-91c-23-41-34-80-34-126z">
          <text:p/>
        </draw:path>
        <draw:line draw:style-name="gr44" draw:text-style-name="P14" draw:layer="layout" svg:x1="27.5cm" svg:y1="15.575cm" svg:x2="27.5cm" svg:y2="16.375cm">
          <text:p/>
        </draw:line>
        <draw:frame draw:style-name="gr31" draw:text-style-name="P14" draw:layer="layout" svg:width="0.9cm" svg:height="0.704cm" svg:x="27.9cm" svg:y="12.648cm">
          <draw:text-box>
            <text:p text:style-name="P20"><text:span text:style-name="T11">Java</text:span></text:p>
          </draw:text-box>
        </draw:frame>
        <draw:line draw:style-name="gr21" draw:text-style-name="P14" draw:layer="layout" svg:x1="26.1cm" svg:y1="10.1cm" svg:x2="26.1cm" svg:y2="10.999cm">
          <text:p/>
        </draw:line>
        <draw:g>
          <draw:g>
            <draw:path draw:style-name="gr18" draw:text-style-name="P17" draw:layer="layout" svg:width="2.4cm" svg:height="1cm" svg:x="23.6cm" svg:y="11.8cm" svg:viewBox="0 0 2401 1001" svg:d="M299 1001h1802c200 0 300-100 300-301v-400c0-200-100-300-300-300h-1802c-199 0-299 100-299 300v400c0 201 100 301 299 301z">
              <text:p/>
            </draw:path>
            <draw:path draw:style-name="gr15" draw:text-style-name="P14" draw:layer="layout" svg:width="2.4cm" svg:height="1cm" svg:x="23.6cm" svg:y="11.8cm" svg:viewBox="0 0 2401 1001" svg:d="M299 1001h1802c200 0 300-100 300-301v-400c0-200-100-300-300-300h-1802c-199 0-299 100-299 300v400c0 201 100 301 299 301z">
              <text:p/>
            </draw:path>
          </draw:g>
          <draw:frame draw:style-name="gr45" draw:text-style-name="P14" draw:layer="layout" svg:width="2.4cm" svg:height="1cm" svg:x="23.6cm" svg:y="11.8cm">
            <draw:text-box>
              <text:p text:style-name="P15"><text:span text:style-name="T17">HSM-S20 lib</text:span></text:p>
            </draw:text-box>
          </draw:frame>
        </draw:g>
        <draw:frame draw:style-name="gr31" draw:text-style-name="P14" draw:layer="layout" svg:width="2.4cm" svg:height="0.704cm" svg:x="23.6cm" svg:y="12.198cm">
          <draw:text-box>
            <text:p text:style-name="P20"><text:span text:style-name="T11">Win/Linux C</text:span></text:p>
          </draw:text-box>
        </draw:frame>
        <draw:g>
          <draw:g>
            <draw:path draw:style-name="gr18" draw:text-style-name="P17" draw:layer="layout" svg:width="2.4cm" svg:height="1cm" svg:x="26.2cm" svg:y="11.8cm" svg:viewBox="0 0 2401 1001" svg:d="M299 1001h1802c200 0 300-100 300-301v-400c0-200-100-300-300-300h-1802c-199 0-299 100-299 300v400c0 201 100 301 299 301z">
              <text:p/>
            </draw:path>
            <draw:path draw:style-name="gr15" draw:text-style-name="P14" draw:layer="layout" svg:width="2.4cm" svg:height="1cm" svg:x="26.2cm" svg:y="11.8cm" svg:viewBox="0 0 2401 1001" svg:d="M299 1001h1802c200 0 300-100 300-301v-400c0-200-100-300-300-300h-1802c-199 0-299 100-299 300v400c0 201 100 301 299 301z">
              <text:p/>
            </draw:path>
          </draw:g>
          <draw:frame draw:style-name="gr45" draw:text-style-name="P14" draw:layer="layout" svg:width="2.4cm" svg:height="1cm" svg:x="26.2cm" svg:y="11.8cm">
            <draw:text-box>
              <text:p text:style-name="P15"><text:span text:style-name="T17">HSM-PCI lib</text:span></text:p>
            </draw:text-box>
          </draw:frame>
        </draw:g>
        <draw:frame draw:style-name="gr31" draw:text-style-name="P14" draw:layer="layout" svg:width="2.4cm" svg:height="0.704cm" svg:x="26.2cm" svg:y="12.198cm">
          <draw:text-box>
            <text:p text:style-name="P20"><text:span text:style-name="T11">Win/Linux C</text:span></text:p>
          </draw:text-box>
        </draw:frame>
        <draw:frame draw:style-name="gr31" draw:text-style-name="P14" draw:layer="layout" svg:width="2.4cm" svg:height="0.704cm" svg:x="24.9cm" svg:y="13.098cm">
          <draw:text-box>
            <text:p text:style-name="P15"><text:span text:style-name="T18">Load Sharing</text:span></text:p>
          </draw:text-box>
        </draw:frame>
        <draw:line draw:style-name="gr21" draw:text-style-name="P14" draw:layer="layout" svg:x1="25.451cm" svg:y1="10.1cm" svg:x2="24.743cm" svg:y2="11.001cm">
          <text:p/>
        </draw:line>
        <draw:line draw:style-name="gr21" draw:text-style-name="P14" draw:layer="layout" svg:x1="27cm" svg:y1="10.1cm" svg:x2="27.458cm" svg:y2="11.001cm">
          <text:p/>
        </draw:line>
        <draw:path draw:style-name="gr15" draw:text-style-name="P14" draw:layer="layout" svg:width="0.9cm" svg:height="1.81cm" svg:x="1.25cm" svg:y="16.35cm" svg:viewBox="0 0 901 1811" svg:d="M751 399l-751 1412M901 0h-150v799h15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Marker_5f_0" draw:display-name="Marker_0" svg:viewBox="0 0 20 20" svg:d="M10 0l-10 20c7-3 13-3 20 0z"/>
    <draw:marker draw:name="Short_20_line_20_Arrow" draw:display-name="Short line Arrow" svg:viewBox="0 0 3000 3000" svg:d="M1500 0l1500 2789v211h-114l-1286-2392v2392h-200v-2392l-1286 2392h-114v-211z"/>
    <draw:stroke-dash draw:name="_32__20_Dots_20_1_20_Dash" draw:display-name="2 Dots 1 Dash" draw:style="rect" draw:dots1="2" draw:dots2="1" draw:dots2-length="0.203cm" draw:distance="0.203cm"/>
    <draw:stroke-dash draw:name="Dash_5f_0" draw:display-name="Dash_0" draw:style="round" draw:dots1="1" draw:dots1-length="600%" draw:dots2="1" draw:dots2-length="600%" draw:distance="300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a65d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12.5cm" fo:page-height="9.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2-18T16:18:35.795000000</dc:date>
    <meta:editing-duration>PT2H5M4S</meta:editing-duration>
    <meta:editing-cycles>34</meta:editing-cycles>
    <meta:generator>LibreOffice/6.0.6.2$Windows_X86_64 LibreOffice_project/0c292870b25a325b5ed35f6b45599d2ea4458e77</meta:generator>
    <meta:document-statistic meta:object-count="278"/>
  </office:meta>
</office:document-meta>
</file>